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5181in"/>
    </style:style>
    <style:style style:name="co17" style:family="table-column">
      <style:table-column-properties fo:break-before="auto" style:column-width="0.748in"/>
    </style:style>
    <style:style style:name="co18" style:family="table-column">
      <style:table-column-properties fo:break-before="auto" style:column-width="0.7874in"/>
    </style:style>
    <style:style style:name="co19" style:family="table-column">
      <style:table-column-properties fo:break-before="auto" style:column-width="1.1181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4638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6335in"/>
    </style:style>
    <style:style style:name="co33" style:family="table-column">
      <style:table-column-properties fo:break-before="auto" style:column-width="0.5346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0.4583in"/>
    </style:style>
    <style:style style:name="co36" style:family="table-column">
      <style:table-column-properties fo:break-before="auto" style:column-width="0.4366in"/>
    </style:style>
    <style:style style:name="co37" style:family="table-column">
      <style:table-column-properties fo:break-before="auto" style:column-width="0.5244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41" style:family="table-column">
      <style:table-column-properties fo:break-before="auto" style:column-width="5.3311in"/>
    </style:style>
    <style:style style:name="co42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4854in"/>
    </style:style>
    <style:style style:name="co57" style:family="table-column">
      <style:table-column-properties fo:break-before="auto" style:column-width="0.5902in"/>
    </style:style>
    <style:style style:name="co58" style:family="table-column">
      <style:table-column-properties fo:break-before="auto" style:column-width="0.7535in"/>
    </style:style>
    <style:style style:name="co59" style:family="table-column">
      <style:table-column-properties fo:break-before="auto" style:column-width="0.7209in"/>
    </style:style>
    <style:style style:name="co60" style:family="table-column">
      <style:table-column-properties fo:break-before="auto" style:column-width="0.6744in"/>
    </style:style>
    <style:style style:name="co61" style:family="table-column">
      <style:table-column-properties fo:break-before="auto" style:column-width="0.7972in"/>
    </style:style>
    <style:style style:name="co62" style:family="table-column">
      <style:table-column-properties fo:break-before="auto" style:column-width="1.2016in"/>
    </style:style>
    <style:style style:name="co63" style:family="table-column">
      <style:table-column-properties fo:break-before="auto" style:column-width="8.6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2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37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1" style:family="table-cell" style:parent-style-name="Default">
      <style:table-cell-properties style:vertical-align="middle"/>
      <style:text-properties style:font-name="Arial" fo:font-size="9pt"/>
    </style:style>
    <style:style style:name="ce5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9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7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9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720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3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76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78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83" style:family="table-cell" style:parent-style-name="Default">
      <style:table-cell-properties fo:background-color="#e6e6e6" fo:border="0.06pt solid #000000"/>
    </style:style>
    <style:style style:name="ce78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7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09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7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89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8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90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02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3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1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8" style:family="table-cell" style:parent-style-name="Default">
      <style:text-properties style:font-name="DejaVu Serif" fo:font-size="9pt" fo:font-style="normal"/>
    </style:style>
    <style:style style:name="ce1179" style:family="table-cell" style:parent-style-name="Default">
      <style:text-properties style:font-name="DejaVu Serif" fo:font-size="9pt"/>
    </style:style>
    <style:style style:name="ce11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83" style:family="table-cell" style:parent-style-name="Default">
      <style:table-cell-properties fo:wrap-option="wrap"/>
      <style:text-properties style:font-name="DejaVu Serif" fo:font-size="9pt" fo:font-style="normal"/>
    </style:style>
    <style:style style:name="ce11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9" style:family="table-cell" style:parent-style-name="Default">
      <style:text-properties style:font-name="DejaVu Serif" fo:font-size="9pt" fo:font-style="normal" fo:font-weight="bold"/>
    </style:style>
    <style:style style:name="ce1190" style:family="table-cell" style:parent-style-name="Default" style:data-style-name="N100">
      <style:text-properties fo:color="#ff0000" fo:font-weight="bold"/>
    </style:style>
    <style:style style:name="ce1191" style:family="table-cell" style:parent-style-name="Default" style:data-style-name="N100">
      <style:text-properties fo:font-weight="bold"/>
    </style:style>
    <style:style style:name="ce1192" style:family="table-cell" style:parent-style-name="Default" style:data-style-name="N100">
      <style:text-properties fo:font-weight="normal" style:font-weight-asian="normal" style:font-weight-complex="normal"/>
    </style:style>
    <style:style style:name="ce11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96" style:family="table-cell" style:parent-style-name="Default" style:data-style-name="N100">
      <style:text-properties fo:font-weight="normal"/>
    </style:style>
    <style:style style:name="ce1197" style:family="table-cell" style:parent-style-name="Default">
      <style:text-properties fo:font-weight="normal"/>
    </style:style>
    <style:style style:name="ce1198" style:family="table-cell" style:parent-style-name="Default">
      <style:text-properties fo:font-weight="normal" style:font-weight-asian="normal" style:font-weight-complex="normal"/>
    </style:style>
    <style:style style:name="ce1199" style:family="table-cell" style:parent-style-name="Default">
      <style:text-properties style:use-window-font-color="true" fo:font-weight="normal" style:font-weight-asian="normal" style:font-weight-complex="normal"/>
    </style:style>
    <style:style style:name="ce1200" style:family="table-cell" style:parent-style-name="Default">
      <style:text-properties fo:font-weight="bold"/>
    </style:style>
    <style:style style:name="ce1201" style:family="table-cell" style:parent-style-name="Default">
      <style:text-properties fo:color="#ff0000" fo:font-weight="normal"/>
    </style:style>
    <style:style style:name="ce12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8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0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1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166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9" style:family="table-cell" style:parent-style-name="Default">
      <style:table-cell-properties fo:wrap-option="wrap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702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3"/>
          <table:table-cell table:style-name="ce186" table:content-validation-name="val1" table:formula="of:=[$KP_tablazat.$K$7]+([.$D$8]*([.C22]+[.C23]+[$KP_tablazat.$K8]+[KP_tablazat.K9]))" office:value-type="float" office:value="595" calcext:value-type="float">
            <text:p>595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05" calcext:value-type="float">
            <text:p>20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2"/>
          <table:table-cell table:style-name="Default" table:number-columns-repeated="3"/>
          <table:table-cell table:style-name="ce702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Harcértékek.E10]+[Mágia_Pszi.D3]" office:value-type="float" office:value="334" calcext:value-type="float">
            <text:p>33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2"/>
          <table:table-cell table:style-name="Default" table:number-columns-repeated="3"/>
          <table:table-cell table:style-name="ce702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702"/>
          <table:table-cell table:style-name="Default" table:number-columns-repeated="3"/>
          <table:table-cell table:style-name="ce702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2"/>
          <table:table-cell table:style-name="Default" table:number-columns-repeated="3"/>
          <table:table-cell table:style-name="ce702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52" table:content-validation-name="val56" office:value-type="float" office:value="3" calcext:value-type="float">
            <text:p>3</text:p>
          </table:table-cell>
          <table:table-cell table:style-name="ce452" table:content-validation-name="val57"/>
          <table:table-cell table:style-name="ce251" table:content-validation-name="val46" table:formula="of:=[.H16]+[.I16]" office:value-type="float" office:value="3" calcext:value-type="float">
            <text:p>3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16" calcext:value-type="float">
            <text:p>16</text:p>
          </table:table-cell>
          <table:table-cell/>
          <table:table-cell table:style-name="ce702"/>
          <table:table-cell table:style-name="Default" table:number-columns-repeated="3"/>
          <table:table-cell table:style-name="ce70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52" table:content-validation-name="val56" office:value-type="float" office:value="6" calcext:value-type="float">
            <text:p>6</text:p>
          </table:table-cell>
          <table:table-cell table:style-name="ce452" table:content-validation-name="val57"/>
          <table:table-cell table:style-name="ce252" table:content-validation-name="val46" table:formula="of:=[.H17]+[.I17]" office:value-type="float" office:value="6" calcext:value-type="float">
            <text:p>6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702"/>
          <table:table-cell table:style-name="Default" table:number-columns-repeated="3"/>
          <table:table-cell table:style-name="ce70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52" table:content-validation-name="val56" office:value-type="float" office:value="6" calcext:value-type="float">
            <text:p>6</text:p>
          </table:table-cell>
          <table:table-cell table:style-name="ce452" table:content-validation-name="val57"/>
          <table:table-cell table:style-name="ce253" table:content-validation-name="val46" table:formula="of:=[.H18]+[.I18]" office:value-type="float" office:value="6" calcext:value-type="float">
            <text:p>6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46" calcext:value-type="float">
            <text:p>46</text:p>
          </table:table-cell>
          <table:table-cell/>
          <table:table-cell table:style-name="ce702"/>
          <table:table-cell table:style-name="Default" table:number-columns-repeated="3"/>
          <table:table-cell table:style-name="ce70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52" table:content-validation-name="val56"/>
          <table:table-cell table:style-name="ce452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2"/>
          <table:table-cell table:style-name="Default" table:number-columns-repeated="3"/>
          <table:table-cell table:style-name="ce70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52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2"/>
          <table:table-cell table:style-name="Default" table:number-columns-repeated="3"/>
          <table:table-cell table:style-name="ce70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52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2"/>
          <table:table-cell table:style-name="Default" table:number-columns-repeated="3"/>
          <table:table-cell table:style-name="ce70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52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2"/>
          <table:table-cell table:style-name="Default" table:number-columns-repeated="3"/>
          <table:table-cell table:style-name="ce70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4" calcext:value-type="float">
            <text:p>4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52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2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8" calcext:value-type="float">
            <text:p>8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702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4" calcext:value-type="float">
            <text:p>4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52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2"/>
          <table:table-cell table:style-name="ce97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 office:value-type="float" office:value="2" calcext:value-type="float">
            <text:p>2</text:p>
          </table:table-cell>
          <table:table-cell table:style-name="ce197" table:content-validation-name="val46" table:formula="of:=[.$D32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452" table:content-validation-name="val58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7" calcext:value-type="float">
            <text:p>7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 office:value-type="float" office:value="1" calcext:value-type="float">
            <text:p>1</text:p>
          </table:table-cell>
          <table:table-cell table:style-name="ce200" table:content-validation-name="val46" table:formula="of:=[.$D35]*[$KP_tablazat.$K$14]" office:value-type="float" office:value="15" calcext:value-type="float">
            <text:p>15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452" table:content-validation-name="val59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6" calcext:value-type="float">
            <text:p>6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6" calcext:value-type="float">
            <text:p>6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Vadászat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3" calcext:value-type="float">
            <text:p>3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Tánc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3" calcext:value-type="float">
            <text:p>3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8" office:value-type="float" office:value="1" calcext:value-type="float">
            <text:p>1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8" table:content-validation-name="val46" table:formula="of:=[.$D44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Fut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9" table:content-validation-name="val46" table:formula="of:=[.$D45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270" calcext:value-type="float" table:number-columns-spanned="2" table:number-rows-spanned="1">
            <text:p>27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3"/>
          <table:table-cell table:style-name="ce180" table:formula="of:=([.$D$53]/[.$E$11])" office:value-type="percentage" office:value="0.453781512605042" calcext:value-type="percentage" table:number-columns-spanned="2" table:number-rows-spanned="1">
            <text:p>(Össz KP 45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1" office:value-type="string" calcext:value-type="string">
            <text:p>Helyismeret: [<text:span text:style-name="T3">saját város</text:span>]</text:p>
          </table:table-cell>
          <table:table-cell table:style-name="ce462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96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62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62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7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/>
          <table:table-cell table:style-name="ce217" table:content-validation-name="val49"/>
          <table:table-cell/>
          <table:table-cell table:style-name="ce396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62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</text:p>
          </table:table-cell>
          <table:covered-table-cell table:style-name="ce158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/>
          <table:table-cell table:style-name="ce217" table:content-validation-name="val49"/>
          <table:table-cell/>
          <table:table-cell table:style-name="ce396" table:content-validation-name="val55" office:value-type="string" calcext:value-type="string">
            <text:p>Nyelvismeret – Közös</text:p>
          </table:table-cell>
          <table:table-cell table:style-name="ce462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zsal öklelés</text:p>
          </table:table-cell>
          <table:covered-table-cell table:style-name="ce158"/>
          <table:table-cell table:style-name="ce75" table:content-validation-name="val32" office:value-type="float" office:value="1" calcext:value-type="float">
            <text:p>1</text:p>
          </table:table-cell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default-cell-style-name="ce18"/>
        <table:table-column table:style-name="co19" table:default-cell-style-name="ce18"/>
        <table:table-column table:style-name="co18" table:number-columns-repeated="2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2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2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2" table:content-validation-name="val89" office:value-type="string" calcext:value-type="string">
            <text:p>Módosítók</text:p>
          </table:table-cell>
          <table:table-cell table:style-name="ce542" table:content-validation-name="val95" office:value-type="string" calcext:value-type="string">
            <text:p>Összesen</text:p>
          </table:table-cell>
          <table:table-cell/>
          <table:table-cell table:style-name="ce66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8" table:content-validation-name="val81" office:value-type="float" office:value="10" calcext:value-type="float">
            <text:p>10</text:p>
          </table:table-cell>
          <table:table-cell table:style-name="ce568" table:content-validation-name="val90" table:formula="of:=2*([Tulajdonságok_képzettségek.C21])+[Tulajdonságok_képzettségek.$D$8]+(4*[Tulajdonságok_képzettségek.D33])" office:value-type="float" office:value="15" calcext:value-type="float">
            <text:p>15</text:p>
          </table:table-cell>
          <table:table-cell table:style-name="ce677" table:content-validation-name="val96" table:formula="of:=[.C4]+[.D4]" office:value-type="float" office:value="25" calcext:value-type="float">
            <text:p>25</text:p>
          </table:table-cell>
          <table:table-cell/>
          <table:table-cell table:style-name="ce66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3" table:content-validation-name="val43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14" calcext:value-type="float">
            <text:p>14</text:p>
          </table:table-cell>
          <table:table-cell table:style-name="ce568" table:content-validation-name="val81" office:value-type="float" office:value="20" calcext:value-type="float">
            <text:p>20</text:p>
          </table:table-cell>
          <table:table-cell table:style-name="ce568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677" table:content-validation-name="val97" table:formula="of:=[.C5]+[.B5]+[.D5]"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10" calcext:value-type="float">
            <text:p>10</text:p>
          </table:table-cell>
          <table:table-cell table:style-name="ce568" table:content-validation-name="val81" office:value-type="float" office:value="120" calcext:value-type="float">
            <text:p>120</text:p>
          </table:table-cell>
          <table:table-cell table:style-name="ce568" table:content-validation-name="val92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677" table:content-validation-name="val98" table:formula="of:=[.C6]+[.B6]+[.D6]" office:value-type="float" office:value="140" calcext:value-type="float">
            <text:p>14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6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68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4" calcext:value-type="float">
            <text:p>4</text:p>
          </table:table-cell>
          <table:table-cell table:style-name="ce677" table:content-validation-name="val99" table:formula="of:=[.C8]+[.B8]+[.D8]" office:value-type="float" office:value="-26" calcext:value-type="float">
            <text:p>-26</text:p>
          </table:table-cell>
          <table:table-cell/>
          <table:table-cell table:style-name="ce66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3" table:content-validation-name="val116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2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0" calcext:value-type="float">
            <text:p>0</text:p>
          </table:table-cell>
          <table:table-cell/>
          <table:table-cell table:style-name="ce664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120" calcext:value-type="float">
            <text:p>120 KP</text:p>
          </table:table-cell>
          <table:table-cell/>
          <table:table-cell table:style-name="ce66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7" table:formula="of:=(([.I3]+[.I7])/[Tulajdonságok_képzettségek.D8])" office:value-type="float" office:value="4.8" calcext:value-type="float">
            <text:p>4.8 HM</text:p>
          </table:table-cell>
          <table:table-cell table:number-columns-repeated="247"/>
        </table:table-row>
        <table:table-row table:style-name="ro1">
          <table:table-cell table:style-name="ce520"/>
          <table:table-cell table:style-name="ce520" table:number-columns-spanned="6" table:number-rows-spanned="1"/>
          <table:covered-table-cell table:number-columns-repeated="5" table:style-name="ce520"/>
          <table:table-cell table:style-name="ce520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9" table:content-validation-name="val83" office:value-type="string" calcext:value-type="string">
            <text:p>Szint</text:p>
          </table:table-cell>
          <table:table-cell table:style-name="ce569" office:value-type="string" calcext:value-type="string">
            <text:p>KÉ</text:p>
          </table:table-cell>
          <table:table-cell table:style-name="ce569" office:value-type="string" calcext:value-type="string">
            <text:p>TÉ</text:p>
          </table:table-cell>
          <table:table-cell table:style-name="ce569" office:value-type="string" calcext:value-type="string">
            <text:p>VÉ</text:p>
          </table:table-cell>
          <table:table-cell table:style-name="ce569" table:content-validation-name="val104" office:value-type="string" calcext:value-type="string">
            <text:p>Sebesség</text:p>
          </table:table-cell>
          <table:table-cell table:style-name="ce56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3" calcext:value-type="float">
            <text:p>3</text:p>
          </table:table-cell>
          <table:table-cell table:style-name="ce348" table:content-validation-name="val43" table:formula="of:=VLOOKUP([.$C14];harcmodorok;2)+[.$E$4]" office:value-type="float" office:value="25" calcext:value-type="float">
            <text:p>25</text:p>
          </table:table-cell>
          <table:table-cell table:style-name="ce348" table:content-validation-name="val43" table:formula="of:=VLOOKUP([.$C14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4];harcmodorok;4)+[.$E$6]" office:value-type="float" office:value="140" calcext:value-type="float">
            <text:p>140</text:p>
          </table:table-cell>
          <table:table-cell table:style-name="ce348" table:content-validation-name="val104" table:formula="of:=[.C14]+[Tulajdonságok_képzettségek.$C$21]" office:value-type="float" office:value="6" calcext:value-type="float">
            <text:p>6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6" calcext:value-type="float">
            <text:p>6</text:p>
          </table:table-cell>
          <table:table-cell table:style-name="ce348" table:content-validation-name="val43" table:formula="of:=VLOOKUP([.$C15];harcmodorok;2)+[.$E$4]" office:value-type="float" office:value="28" calcext:value-type="float">
            <text:p>28</text:p>
          </table:table-cell>
          <table:table-cell table:style-name="ce348" table:content-validation-name="val43" table:formula="of:=VLOOKUP([.$C15];harcmodorok;3)+[.$E$5]" office:value-type="float" office:value="61" calcext:value-type="float">
            <text:p>61</text:p>
          </table:table-cell>
          <table:table-cell table:style-name="ce348" table:content-validation-name="val43" table:formula="of:=VLOOKUP([.$C15];harcmodorok;4)+[.$E$6]" office:value-type="float" office:value="149" calcext:value-type="float">
            <text:p>149</text:p>
          </table:table-cell>
          <table:table-cell table:style-name="ce348" table:content-validation-name="val104" table:formula="of:=[.C15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6" calcext:value-type="float">
            <text:p>6</text:p>
          </table:table-cell>
          <table:table-cell table:style-name="ce348" table:content-validation-name="val43" table:formula="of:=VLOOKUP([.$C16];harcmodorok;2)+[.$E$4]" office:value-type="float" office:value="28" calcext:value-type="float">
            <text:p>28</text:p>
          </table:table-cell>
          <table:table-cell table:style-name="ce348" table:content-validation-name="val43" table:formula="of:=VLOOKUP([.$C16];harcmodorok;3)+[.$E$5]" office:value-type="float" office:value="61" calcext:value-type="float">
            <text:p>61</text:p>
          </table:table-cell>
          <table:table-cell table:style-name="ce348" table:content-validation-name="val43" table:formula="of:=VLOOKUP([.$C16];harcmodorok;4)+[.$E$6]" office:value-type="float" office:value="149" calcext:value-type="float">
            <text:p>149</text:p>
          </table:table-cell>
          <table:table-cell table:style-name="ce348" table:content-validation-name="val104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5" calcext:value-type="float">
            <text:p>5</text:p>
          </table:table-cell>
          <table:table-cell table:style-name="ce348" table:content-validation-name="val43" table:formula="of:=VLOOKUP([.$C17];harcmodorok;3)+[.$E$5]" office:value-type="float" office:value="22" calcext:value-type="float">
            <text:p>22</text:p>
          </table:table-cell>
          <table:table-cell table:style-name="ce348" table:content-validation-name="val43" table:formula="of:=VLOOKUP([.$C17];harcmodorok;4)+[.$E$6]" office:value-type="float" office:value="110" calcext:value-type="float">
            <text:p>110</text:p>
          </table:table-cell>
          <table:table-cell table:style-name="ce348" table:content-validation-name="val104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Ostromlövészet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20" table:number-columns-spanned="9" table:number-rows-spanned="1"/>
          <table:covered-table-cell table:number-columns-repeated="7" table:style-name="ce520"/>
          <table:covered-table-cell table:style-name="ce410"/>
          <table:table-cell table:style-name="ce520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20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0"/>
          <table:covered-table-cell table:number-columns-repeated="5" table:style-name="ce337"/>
          <table:covered-table-cell table:style-name="ce550"/>
          <table:covered-table-cell table:style-name="ce696"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style-name="ce702"/>
          <table:table-cell table:number-columns-repeated="241"/>
        </table:table-row>
        <table:table-row table:style-name="ro1">
          <table:table-cell table:style-name="ce52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6" office:value-type="string" calcext:value-type="string">
            <text:p>SP</text:p>
          </table:table-cell>
          <table:table-cell table:style-name="ce696" office:value-type="string" calcext:value-type="string" table:number-columns-spanned="2" table:number-rows-spanned="1">
            <text:p>Komment</text:p>
          </table:table-cell>
          <table:covered-table-cell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style-name="ce702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7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7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7" table:content-validation-name="val105" table:formula="of:=(VLOOKUP([.$A25];kezifegyverek_all;3;0)+([.$C25]*[KP_tablazat.$H$47])+[Tulajdonságok_képzettségek.C18])&amp;&quot; &quot;&amp;VLOOKUP([.$A25];kezifegyverek_all;4;0)" office:value-type="string" office:string-value="-1 Z" calcext:value-type="string">
            <text:p>-1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2"/>
          <table:table-cell table:style-name="ce702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Tőr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6];kezifegyverek_all;9;0))=1);(VLOOKUP([.$A26];kezifegyverek_all;9;0)+[.$C26]*[KP_tablazat.E$47]);[KP_tablazat.$K$38])" office:value-type="float" office:value="2" calcext:value-type="float">
            <text:p>2</text:p>
          </table:table-cell>
          <table:table-cell table:style-name="ce597" table:content-validation-name="val43" table:formula="of:=IF((ISNUMBER(VLOOKUP([.$A26];kezifegyverek_all;10;0))=1);(VLOOKUP([.$A26];kezifegyverek_all;10;0)+[.$C26]*[KP_tablazat.$F$47]);[KP_tablazat.$K$38])" office:value-type="float" office:value="4" calcext:value-type="float">
            <text:p>4</text:p>
          </table:table-cell>
          <table:table-cell table:style-name="ce597" table:content-validation-name="val43" table:formula="of:=IF((ISNUMBER(VLOOKUP([.$A26];kezifegyverek_all;11;0))=1);(VLOOKUP([.$A26];kezifegyverek_all;11;0)+[.$C26]*[KP_tablazat.$G$47]);[KP_tablazat.$K$38])" office:value-type="float" office:value="4" calcext:value-type="float">
            <text:p>4</text:p>
          </table:table-cell>
          <table:table-cell table:style-name="ce597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2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Kard, lovag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float" office:value="7" calcext:value-type="float">
            <text:p>7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597" table:content-validation-name="val43" table:formula="of:=IF((ISNUMBER(VLOOKUP([.$A27];kezifegyverek_all;9;0))=1);(VLOOKUP([.$A27];kezifegyverek_all;9;0)+[.$C27]*[KP_tablazat.E$47]);[KP_tablazat.$K$38])" office:value-type="float" office:value="9" calcext:value-type="float">
            <text:p>9</text:p>
          </table:table-cell>
          <table:table-cell table:style-name="ce597" table:content-validation-name="val43" table:formula="of:=IF((ISNUMBER(VLOOKUP([.$A27];kezifegyverek_all;10;0))=1);(VLOOKUP([.$A27];kezifegyverek_all;10;0)+[.$C27]*[KP_tablazat.$F$47]);[KP_tablazat.$K$38])" office:value-type="float" office:value="18" calcext:value-type="float">
            <text:p>18</text:p>
          </table:table-cell>
          <table:table-cell table:style-name="ce597" table:content-validation-name="val43" table:formula="of:=IF((ISNUMBER(VLOOKUP([.$A27];kezifegyverek_all;11;0))=1);(VLOOKUP([.$A27];kezifegyverek_all;11;0)+[.$C27]*[KP_tablazat.$G$47]);[KP_tablazat.$K$38])" office:value-type="float" office:value="15" calcext:value-type="float">
            <text:p>15</text:p>
          </table:table-cell>
          <table:table-cell table:style-name="ce597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9 V/S +1Á" calcext:value-type="string">
            <text:p>9 V/S +1Á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2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Csatabárd, egykezes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8];kezifegyverek_all;9;0))=1);(VLOOKUP([.$A28];kezifegyverek_all;9;0)+[.$C28]*[KP_tablazat.E$47]);[KP_tablazat.$K$38])" office:value-type="float" office:value="4" calcext:value-type="float">
            <text:p>4</text:p>
          </table:table-cell>
          <table:table-cell table:style-name="ce597" table:content-validation-name="val43" table:formula="of:=IF((ISNUMBER(VLOOKUP([.$A28];kezifegyverek_all;10;0))=1);(VLOOKUP([.$A28];kezifegyverek_all;10;0)+[.$C28]*[KP_tablazat.$F$47]);[KP_tablazat.$K$38])" office:value-type="float" office:value="8" calcext:value-type="float">
            <text:p>8</text:p>
          </table:table-cell>
          <table:table-cell table:style-name="ce597" table:content-validation-name="val43" table:formula="of:=IF((ISNUMBER(VLOOKUP([.$A28];kezifegyverek_all;11;0))=1);(VLOOKUP([.$A28];kezifegyverek_all;11;0)+[.$C28]*[KP_tablazat.$G$47]);[KP_tablazat.$K$38])" office:value-type="float" office:value="8" calcext:value-type="float">
            <text:p>8</text:p>
          </table:table-cell>
          <table:table-cell table:style-name="ce597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6 V&#13;(néha szúrás)" calcext:value-type="string">
            <text:p>6 V(néha szúrás)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2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Buzogány, láncos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2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2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style-name="ce702"/>
          <table:table-cell table:number-columns-repeated="241"/>
        </table:table-row>
        <table:table-row table:style-name="ro1">
          <table:table-cell table:style-name="ce524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6" office:value-type="string" calcext:value-type="string">
            <text:p>SP</text:p>
          </table:table-cell>
          <table:table-cell table:style-name="ce696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6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97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6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97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2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50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4" office:value-type="string" calcext:value-type="string">
            <text:p>KÉ</text:p>
          </table:table-cell>
          <table:table-cell table:style-name="ce524" office:value-type="string" calcext:value-type="string">
            <text:p>TÉ/CÉ</text:p>
          </table:table-cell>
          <table:table-cell table:style-name="ce524" office:value-type="string" calcext:value-type="string">
            <text:p>VÉ/Osztó</text:p>
          </table:table-cell>
          <table:table-cell table:style-name="ce696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2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97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5" calcext:value-type="float">
            <text:p>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2" calcext:value-type="float">
            <text:p>42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0" calcext:value-type="float">
            <text:p>130</text:p>
          </table:table-cell>
          <table:table-cell table:style-name="ce380" table:content-validation-name="val108" table:formula="of:=[.G25]" office:value-type="string" office:string-value="-1 Z" calcext:value-type="string">
            <text:p>-1 Z</text:p>
          </table:table-cell>
          <table:table-cell table:style-name="ce714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74"/>
          <table:table-cell table:style-name="ce597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7" calcext:value-type="float">
            <text:p>27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56" calcext:value-type="float">
            <text:p>56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44" calcext:value-type="float">
            <text:p>144</text:p>
          </table:table-cell>
          <table:table-cell table:style-name="ce597" table:content-validation-name="val106" table:formula="of:=[.G26]" office:value-type="string" office:string-value="3 S/V" calcext:value-type="string">
            <text:p>3 S/V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322" table:content-validation-name="val74"/>
          <table:table-cell table:style-name="ce597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37" calcext:value-type="float">
            <text:p>37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79" calcext:value-type="float">
            <text:p>79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64" calcext:value-type="float">
            <text:p>164</text:p>
          </table:table-cell>
          <table:table-cell table:style-name="ce597" table:content-validation-name="val106" table:formula="of:=[.G27]" office:value-type="string" office:string-value="9 V/S +1Á" calcext:value-type="string">
            <text:p>9 V/S +1Á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2" table:content-validation-name="val74"/>
          <table:table-cell table:style-name="ce597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32" calcext:value-type="float">
            <text:p>32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69" calcext:value-type="float">
            <text:p>69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57" calcext:value-type="float">
            <text:p>157</text:p>
          </table:table-cell>
          <table:table-cell table:style-name="ce597" table:content-validation-name="val106" table:formula="of:=[.G28]" office:value-type="string" office:string-value="6 V&#13;(néha szúrás)" calcext:value-type="string">
            <text:p>6 V(néha szúrás)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322" table:content-validation-name="val74"/>
          <table:table-cell table:style-name="ce597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9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98" table:content-validation-name="val106" table:formula="of:=[.G30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7" table:content-validation-name="val109"/>
          <table:covered-table-cell table:style-name="ce714"/>
          <table:covered-table-cell/>
          <table:table-cell/>
          <table:table-cell table:style-name="ce70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-5" calcext:value-type="float">
            <text:p>-5</text:p>
          </table:table-cell>
          <table:table-cell table:style-name="ce371" table:content-validation-name="val46" table:formula="of:=VLOOKUP([.$B$47];pajzsok;3;0)" office:value-type="float" office:value="30" calcext:value-type="float">
            <text:p>30</text:p>
          </table:table-cell>
          <table:table-cell table:style-name="ce698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20"/>
          <table:table-cell table:style-name="ce520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37" table:number-columns-spanned="9" table:number-rows-spanned="1"/>
          <table:covered-table-cell table:style-name="ce327"/>
          <table:covered-table-cell table:number-columns-repeated="3" table:style-name="ce537"/>
          <table:covered-table-cell table:style-name="ce372"/>
          <table:covered-table-cell table:number-columns-repeated="2" table:style-name="ce537"/>
          <table:covered-table-cell table:style-name="ce420"/>
          <table:table-cell table:style-name="ce537" table:number-columns-repeated="246"/>
          <table:table-cell table:style-name="ce520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1" table:number-columns-repeated="243"/>
          <table:table-cell/>
        </table:table-row>
        <table:table-row table:style-name="ro11">
          <table:table-cell table:style-name="ce306" office:value-type="string" calcext:value-type="string" table:number-columns-spanned="4" table:number-rows-spanned="1">
            <text:p>Átlagos minőségű acél pikkelyvért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20" table:number-columns-repeated="3"/>
          <table:table-cell table:style-name="ce537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Kapucnis sodronying, combig érő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lábszár és alkarvédő, acé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nehéz csizma, páncélkesztyű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acélsisak arcvédővel, rákozott nyakvédőve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vállvas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720"/>
          <table:table-cell table:style-name="ce742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41"/>
          <table:covered-table-cell table:style-name="ce426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9" calcext:value-type="float">
            <text:p>-9</text:p>
          </table:table-cell>
          <table:table-cell table:style-name="ce427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9" calcext:value-type="float">
            <text:p>-1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1"/>
          <table:table-cell table:style-name="ce331"/>
          <table:table-cell table:style-name="ce54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36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4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60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09"/>
          <table:covered-table-cell table:style-name="ce865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877"/>
          <table:table-cell table:number-columns-repeated="2"/>
          <table:table-cell table:style-name="ce760" table:content-validation-name="val132" office:value-type="string" calcext:value-type="string" table:number-columns-spanned="3" table:number-rows-spanned="1">
            <text:p>Max felvehető MP</text:p>
          </table:table-cell>
          <table:covered-table-cell table:style-name="ce809" table:content-validation-name="val132"/>
          <table:covered-table-cell table:style-name="ce865" table:content-validation-name="val132"/>
          <table:table-cell table:style-name="ce607" table:content-validation-name="val132" office:value-type="string" calcext:value-type="string" table:number-columns-spanned="2" table:number-rows-spanned="1">
            <text:p>??</text:p>
          </table:table-cell>
          <table:covered-table-cell table:style-name="ce877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8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6" office:value-type="string" calcext:value-type="string" table:number-columns-spanned="2" table:number-rows-spanned="1">
            <text:p>Felvéve</text:p>
          </table:table-cell>
          <table:covered-table-cell table:content-validation-name="val139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29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897" table:content-validation-name="val133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900"/>
          <table:covered-table-cell table:style-name="ce902"/>
          <table:table-cell table:style-name="ce608" table:content-validation-name="val137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9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897" table:content-validation-name="val134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4"/>
          <table:covered-table-cell table:style-name="ce902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8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897" table:content-validation-name="val134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4"/>
          <table:covered-table-cell table:style-name="ce902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8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452" table:content-validation-name="val60"/>
          <table:table-cell table:style-name="ce579" table:content-validation-name="val130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452" table:content-validation-name="val60"/>
          <table:table-cell table:style-name="ce579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0" table:content-validation-name="val130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1" table:content-validation-name="val130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2" table:content-validation-name="val130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3" table:content-validation-name="val130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4" table:content-validation-name="val130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5" table:content-validation-name="val130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6" table:content-validation-name="val130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7" table:content-validation-name="val130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8" table:content-validation-name="val130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0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783" table:number-columns-spanned="3" table:number-rows-spanned="1"/>
          <table:covered-table-cell table:number-columns-repeated="2" table:style-name="ce783"/>
          <table:table-cell table:style-name="ce797" table:content-validation-name="val126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797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style-name="ce788" table:content-validation-name="val120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788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25]+[.$D31]" office:value-type="float" office:value="-1" calcext:value-type="float">
            <text:p>-1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1" office:value-type="string" calcext:value-type="string" table:number-columns-spanned="3" table:number-rows-spanned="1">
            <text:p>Látás</text:p>
          </table:table-cell>
          <table:covered-table-cell table:number-columns-repeated="2" table:style-name="ce788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2]" office:value-type="float" office:value="3" calcext:value-type="float">
            <text:p>3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2" office:value-type="string" calcext:value-type="string" table:number-columns-spanned="3" table:number-rows-spanned="1">
            <text:p>Hallás</text:p>
          </table:table-cell>
          <table:covered-table-cell table:number-columns-repeated="2" table:style-name="ce788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3]" office:value-type="float" office:value="3" calcext:value-type="float">
            <text:p>3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3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788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4]" office:value-type="float" office:value="3" calcext:value-type="float">
            <text:p>3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205" calcext:value-type="float">
            <text:p>205</text:p>
          </table:table-cell>
          <table:table-cell table:content-validation-name="val66"/>
          <table:table-cell table:style-name="ce933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1" table:formula="of:=[Tulajdonságok_képzettségek.D53]" office:value-type="float" office:value="270" calcext:value-type="float">
            <text:p>27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office:value-type="string" calcext:value-type="string" table:number-columns-spanned="2" table:number-rows-spanned="1">
            <text:p>lovas harc</text:p>
          </table:table-cell>
          <table:covered-table-cell table:style-name="ce151"/>
          <table:table-cell table:style-name="ce66" table:content-validation-name="val66" office:value-type="float" office:value="2" calcext:value-type="float">
            <text:p>2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3" table:content-validation-name="val66" table:formula="of:=[.$D9]*[$KP_tablazat.$K$14]" office:value-type="float" office:value="30" calcext:value-type="float">
            <text:p>3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office:value-type="string" calcext:value-type="string" table:number-columns-spanned="2" table:number-rows-spanned="1">
            <text:p>harci láz</text:p>
          </table:table-cell>
          <table:covered-table-cell table:style-name="ce151"/>
          <table:table-cell table:style-name="ce65" table:content-validation-name="val28" office:value-type="float" office:value="3" calcext:value-type="float">
            <text:p>3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4" table:content-validation-name="val66" table:formula="of:=[.$D10]*[$KP_tablazat.$K$14]" office:value-type="float" office:value="30" calcext:value-type="float">
            <text:p>3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office:value-type="string" calcext:value-type="string" table:number-columns-spanned="2" table:number-rows-spanned="1">
            <text:p>elsöprő roham</text:p>
          </table:table-cell>
          <table:covered-table-cell table:style-name="ce151"/>
          <table:table-cell table:style-name="ce65" table:content-validation-name="val28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5" table:content-validation-name="val66" table:formula="of:=[.$D11]*[$KP_tablazat.$K$14]" office:value-type="float" office:value="15" calcext:value-type="float">
            <text:p>15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office:value-type="string" calcext:value-type="string" table:number-columns-spanned="2" table:number-rows-spanned="1">
            <text:p>kaszabolás</text:p>
          </table:table-cell>
          <table:covered-table-cell table:style-name="ce151"/>
          <table:table-cell table:style-name="ce65" table:content-validation-name="val28" office:value-type="float" office:value="2" calcext:value-type="float">
            <text:p>2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6" table:content-validation-name="val66" table:formula="of:=[.$D12]*[$KP_tablazat.$K$14]" office:value-type="float" office:value="30" calcext:value-type="float">
            <text:p>3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65" table:content-validation-name="val28" office:value-type="float" office:value="3" calcext:value-type="float">
            <text:p>3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7" table:content-validation-name="val66" table:formula="of:=[.$D13]*[$KP_tablazat.$K$14]" office:value-type="float" office:value="30" calcext:value-type="float">
            <text:p>3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fegyverrántás</text:p>
          </table:table-cell>
          <table:covered-table-cell/>
          <table:table-cell table:style-name="ce66" table:content-validation-name="val66" office:value-type="float" office:value="2" calcext:value-type="float">
            <text:p>2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8" table:content-validation-name="val66" table:formula="of:=[.$D14]*[$KP_tablazat.$K$14]" office:value-type="float" office:value="15" calcext:value-type="float">
            <text:p>15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forgószél támadá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9" table:content-validation-name="val66" table:formula="of:=[.$D15]*[$KP_tablazat.$K$14]" office:value-type="float" office:value="15" calcext:value-type="float">
            <text:p>15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33" table:content-validation-name="val140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140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 table:content-validation-name="val66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178"/>
        <table:table-column table:style-name="co40" table:default-cell-style-name="ce1183"/>
        <table:table-column table:style-name="co13" table:number-columns-repeated="254" table:default-cell-style-name="ce1178"/>
        <table:table-row table:style-name="ro19">
          <table:table-cell table:style-name="ce1175" office:value-type="string" calcext:value-type="string">
            <text:p>Karakter pontok (KP) elosztása</text:p>
            <text:p/>
          </table:table-cell>
          <table:table-cell table:style-name="ce1182"/>
          <table:table-cell table:style-name="ce1189" table:number-columns-repeated="254"/>
        </table:table-row>
        <table:table-row table:style-name="ro14">
          <table:table-cell table:style-name="ce1176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17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184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17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85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179" table:number-columns-repeated="256"/>
        </table:table-row>
        <table:table-row table:style-name="ro19">
          <table:table-cell table:style-name="ce1177" office:value-type="string" calcext:value-type="string">
            <text:p>Harcérték módosítók (HM)</text:p>
            <text:p/>
          </table:table-cell>
          <table:table-cell table:style-name="ce1179"/>
          <table:table-cell table:number-columns-repeated="254"/>
        </table:table-row>
        <table:table-row table:style-name="ro16">
          <table:table-cell/>
          <table:table-cell table:style-name="ce1186" office:value-type="string" calcext:value-type="string">
            <text:p><text:span text:style-name="T17">→</text:span><text:span text:style-name="T12">1HM/CM = 4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86"/>
          <table:table-cell table:number-columns-repeated="254"/>
        </table:table-row>
        <table:table-row table:style-name="ro13">
          <table:table-cell table:style-name="ce1176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86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176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184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176" office:value-type="string" calcext:value-type="string">
            <text:p><text:span text:style-name="T12">Érzékek: csak 1.szinten növelhető</text:span></text:p>
            <text:p/>
          </table:table-cell>
          <table:table-cell table:style-name="ce1184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180"/>
          <table:table-cell table:style-name="ce1187"/>
          <table:table-cell table:style-name="ce1180" table:number-columns-repeated="254"/>
        </table:table-row>
        <table:table-row table:style-name="ro1">
          <table:table-cell table:style-name="ce1181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188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192"/>
        <table:table-column table:style-name="co13" table:number-columns-repeated="255" table:default-cell-style-name="Default"/>
        <table:table-column table:style-name="co42" table:number-columns-repeated="768" table:default-cell-style-name="Default"/>
        <table:table-row table:style-name="ro1">
          <table:table-cell table:style-name="ce1190" office:value-type="string" calcext:value-type="string">
            <text:p>TODO: Érzékek megjelenítése és növelése</text:p>
          </table:table-cell>
          <table:table-cell table:style-name="ce1198" table:number-columns-repeated="1023"/>
        </table:table-row>
        <table:table-row table:style-name="ro1">
          <table:table-cell table:style-name="ce1191"/>
          <table:table-cell table:style-name="ce1198" table:number-columns-repeated="1023"/>
        </table:table-row>
        <table:table-row table:style-name="ro1">
          <table:table-cell table:style-name="ce1191" office:value-type="string" calcext:value-type="string">
            <text:p>V7.2</text:p>
          </table:table-cell>
          <table:table-cell table:style-name="ce11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1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198" table:number-columns-repeated="1023"/>
        </table:table-row>
        <table:table-row table:style-name="ro1">
          <table:table-cell table:style-name="ce11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193" office:value-type="string" calcext:value-type="string">
            <text:p>* Harcmodorok szintenként már +3 TÉ/VÉ-t adnak, nem csak 2-t!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1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/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/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/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1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* KP/Szint: 70 <text:s text:c="2"/>; Bónusz: +15KP/Szint (nem harci+misztikusra)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5" office:value-type="string" calcext:value-type="string">
            <text:p>* Javítás: a képzettségek nem foka, hanem szintje van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* Minden kiemelt cellához Érvényesség vizsgálat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5" office:value-type="string" calcext:value-type="string">
            <text:p>* Szinttúlépés ellenőrzés jav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* VÉGRE: A képzettségbónusz megfelelő kezelése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5" office:value-type="string" calcext:value-type="string">
            <text:p>* Szabályok munkalapon más betűkészlet (ékezet gondok voltak)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1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1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1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1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1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198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Cellaellenőrzések jav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1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196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Mana korlát eltörlése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Mágia tradíciók: 50KP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KÉ-be ismét beszámít a TSZ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Puszta kéz értékeinek automatikus kiszám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Nincs korlátozva a max vásárolható mana pont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KP/szint: 80KP (eddig 70 volt)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Hibás cellaellenőrzések jav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Hibás cellaellenőrzések jav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Fegyver táblázatba bekerült: MF oszlop (Mesterfegyver foka az adott fegyverre)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Hibás cellaellenőrzések jav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/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támadási típus bekerült (szúró/vágó/zúzó) a fegyverek táblázatáb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Össz ÉP kiszámolása (Harcértékek oldal alja (Sebesülés táblázat teteje))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KÉ számítás javítva + KÉ-re már nem adható HM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VÉ csökkenés plusz sor sok hellyel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CÉ-be az Önuralom számít! Javítv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Harcmodorokhoz új oszlop: Sebesség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Hibás cellaellenőrzések jav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Fájdalomtűrés próbák módosultak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Belharc harcmodor törölve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Fortély cellák átalakítás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/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KP/Szint = 70 + Intelligenci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A +6-os tulajdonságok pontértéke beírva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/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Tulajdonságok: Önuralom, Fogékonyság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/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Max egyfajta HM hiba jav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/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Belharc bekerült a Harcmodorok közé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/>
          <table:table-cell table:number-columns-repeated="1023"/>
        </table:table-row>
        <table:table-row table:style-name="ro1">
          <table:table-cell table:style-name="ce11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197" office:value-type="string" calcext:value-type="string">
            <text:p>* 1ψP = 2KP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1 MP = 3KP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table:number-columns-repeated="256"/>
          <table:table-cell table:number-columns-repeated="768"/>
        </table:table-row>
        <table:table-row table:style-name="ro1">
          <table:table-cell table:style-name="ce11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Apró javítások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Hajításnak, Íjászatnak, Lövészetnek is van KÉ-je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table:number-columns-repeated="256"/>
          <table:table-cell table:number-columns-repeated="768"/>
        </table:table-row>
        <table:table-row table:style-name="ro1">
          <table:table-cell table:style-name="ce11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197" office:value-type="string" calcext:value-type="string">
            <text:p>* Átszervezett Harcétékek oldal. Jobb helykihasználás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Külön CHM (CÉ-HM) (max 4CHM/Szint)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1 CHM = 4KP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Egy harcérték alapra max 5/szint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5HM-&gt;3HM másra</text:p>
          </table:table-cell>
          <table:table-cell table:style-name="ce1201" office:value-type="string" calcext:value-type="string">
            <text:p>Még nincs megvalósítva!!!</text:p>
          </table:table-cell>
          <table:table-cell/>
          <table:table-cell table:style-name="ce1197" table:number-columns-repeated="253"/>
          <table:table-cell table:number-columns-repeated="768"/>
        </table:table-row>
        <table:table-row table:style-name="ro1">
          <table:table-cell table:style-name="ce1197" office:value-type="string" calcext:value-type="string">
            <text:p>* 4HM-&gt;2HM másra</text:p>
          </table:table-cell>
          <table:table-cell table:style-name="ce1201" office:value-type="string" calcext:value-type="string">
            <text:p>Még nincs megvalósítva!!!</text:p>
          </table:table-cell>
          <table:table-cell/>
          <table:table-cell table:style-name="ce1197" table:number-columns-repeated="253"/>
          <table:table-cell table:number-columns-repeated="768"/>
        </table:table-row>
        <table:table-row table:style-name="ro1">
          <table:table-cell table:style-name="ce1197" office:value-type="string" calcext:value-type="string">
            <text:p>* 3HM-&gt;1HM másra</text:p>
          </table:table-cell>
          <table:table-cell table:style-name="ce1201" office:value-type="string" calcext:value-type="string">
            <text:p>Még nincs megvalósítva!!!</text:p>
          </table:table-cell>
          <table:table-cell/>
          <table:table-cell table:style-name="ce1197" table:number-columns-repeated="253"/>
          <table:table-cell table:number-columns-repeated="768"/>
        </table:table-row>
        <table:table-row table:style-name="ro1">
          <table:table-cell table:style-name="ce1197" table:number-columns-repeated="2"/>
          <table:table-cell table:style-name="ce1201"/>
          <table:table-cell table:style-name="ce1197" table:number-columns-repeated="253"/>
          <table:table-cell table:number-columns-repeated="768"/>
        </table:table-row>
        <table:table-row table:style-name="ro1">
          <table:table-cell table:style-name="ce11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197" office:value-type="string" calcext:value-type="string">
            <text:p>* Pszí bekerült, 1 HM=4KP, Max HM/szint=8, 1MP=4KP, 1Pp=4KP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table:number-columns-repeated="256"/>
          <table:table-cell table:number-columns-repeated="768"/>
        </table:table-row>
        <table:table-row table:style-name="ro1">
          <table:table-cell table:style-name="ce11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197" office:value-type="string" calcext:value-type="string">
            <text:p>* Javítások, Fortélyok táblázat átrendezése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table:number-columns-repeated="256"/>
          <table:table-cell table:number-columns-repeated="768"/>
        </table:table-row>
        <table:table-row table:style-name="ro1">
          <table:table-cell table:style-name="ce11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197" office:value-type="string" calcext:value-type="string">
            <text:p>* Fegyverek harcértékei, Teljes fegyveres harcértékek táblázat bekerült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Életerő táblázat bekerült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Pajzsok, vértek, SFÉ táblázat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Mágia és Pszi fül: egyszerűbb, átláthatóbb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Élőfej és élőláb kikapcs, ez plusz hely.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table:number-columns-repeated="256"/>
          <table:table-cell table:number-columns-repeated="768"/>
        </table:table-row>
        <table:table-row table:style-name="ro1">
          <table:table-cell table:style-name="ce11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Teljes átstruktúrálás, hogy nyomtatható legyen, ne lógjon ki 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sehol a nyomtatási képből</text:p>
          </table:table-cell>
          <table:table-cell table:style-name="ce1197" table:number-columns-repeated="255"/>
          <table:table-cell table:number-columns-repeated="768"/>
        </table:table-row>
        <table:table-row table:style-name="ro1">
          <table:table-cell table:style-name="ce11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702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202"/>
          <table:table-cell table:style-name="ce1205" office:value-type="string" calcext:value-type="string">
            <text:p>Fegyver</text:p>
          </table:table-cell>
          <table:table-cell table:style-name="ce1217" office:value-type="string" calcext:value-type="string">
            <text:p>Típus</text:p>
          </table:table-cell>
          <table:table-cell table:style-name="ce1205" office:value-type="string" calcext:value-type="string">
            <text:p>SP</text:p>
          </table:table-cell>
          <table:table-cell table:style-name="ce1238" office:value-type="string" calcext:value-type="string">
            <text:p>Sebzés módja</text:p>
          </table:table-cell>
          <table:table-cell table:style-name="ce1241" office:value-type="string" calcext:value-type="string">
            <text:p>Átütés</text:p>
          </table:table-cell>
          <table:table-cell table:style-name="ce1241" office:value-type="string" calcext:value-type="string">
            <text:p>Íves</text:p>
          </table:table-cell>
          <table:table-cell table:style-name="ce1243" office:value-type="string" calcext:value-type="string">
            <text:p>1,5 kezes</text:p>
          </table:table-cell>
          <table:table-cell table:style-name="ce1241" office:value-type="string" calcext:value-type="string">
            <text:p>Pengehossz</text:p>
          </table:table-cell>
          <table:table-cell table:style-name="ce1241" office:value-type="string" calcext:value-type="string">
            <text:p>KÉ</text:p>
          </table:table-cell>
          <table:table-cell table:style-name="ce1241" office:value-type="string" calcext:value-type="string">
            <text:p>TÉ</text:p>
          </table:table-cell>
          <table:table-cell table:style-name="ce1241" office:value-type="string" calcext:value-type="string">
            <text:p>VÉ</text:p>
          </table:table-cell>
          <table:table-cell table:style-name="ce1241" office:value-type="string" calcext:value-type="string">
            <text:p>Sebesség</text:p>
          </table:table-cell>
          <table:table-cell table:style-name="ce1217" office:value-type="string" calcext:value-type="string">
            <text:p>Harcmodor</text:p>
          </table:table-cell>
          <table:table-cell table:style-name="ce1260" office:value-type="string" calcext:value-type="string">
            <text:p>Megjegyzés</text:p>
          </table:table-cell>
          <table:table-cell table:style-name="ce1202" table:number-columns-repeated="241"/>
        </table:table-row>
        <table:table-row table:style-name="ro1">
          <table:table-cell table:style-name="ce1203" office:value-type="string" calcext:value-type="string">
            <text:p>Közelharci fegyverek</text:p>
          </table:table-cell>
          <table:table-cell table:style-name="ce1206" office:value-type="string" calcext:value-type="string">
            <text:p><text:s/>__</text:p>
          </table:table-cell>
          <table:table-cell table:style-name="ce1218"/>
          <table:table-cell table:style-name="ce1218" office:value-type="string" calcext:value-type="string">
            <text:p>x</text:p>
          </table:table-cell>
          <table:table-cell table:number-columns-repeated="2" table:style-name="ce1206" office:value-type="string" calcext:value-type="string">
            <text:p>x</text:p>
          </table:table-cell>
          <table:table-cell table:style-name="ce1206" table:number-columns-repeated="2"/>
          <table:table-cell table:number-columns-repeated="3" table:style-name="ce1206" office:value-type="string" calcext:value-type="string">
            <text:p>x</text:p>
          </table:table-cell>
          <table:table-cell table:number-columns-repeated="2" table:style-name="ce1244" office:value-type="string" calcext:value-type="string">
            <text:p>x</text:p>
          </table:table-cell>
          <table:table-cell table:style-name="ce1206" table:number-columns-repeated="2"/>
          <table:table-cell table:style-name="ce1273" table:number-columns-repeated="241"/>
        </table:table-row>
        <table:table-row table:style-name="ro21">
          <table:table-cell/>
          <table:table-cell table:style-name="ce1207" office:value-type="string" calcext:value-type="string">
            <text:p>Puszta kéz</text:p>
          </table:table-cell>
          <table:table-cell table:style-name="ce1219" office:value-type="string" calcext:value-type="string">
            <text:p>egykezes</text:p>
          </table:table-cell>
          <table:table-cell table:style-name="ce1219" office:value-type="float" office:value="-5" calcext:value-type="float">
            <text:p>-5</text:p>
          </table:table-cell>
          <table:table-cell table:style-name="ce1219" office:value-type="string" calcext:value-type="string">
            <text:p>Z</text:p>
          </table:table-cell>
          <table:table-cell table:number-columns-repeated="2" table:style-name="ce1219" office:value-type="float" office:value="0" calcext:value-type="float">
            <text:p>0</text:p>
          </table:table-cell>
          <table:table-cell table:style-name="ce1219"/>
          <table:table-cell table:style-name="ce1219" office:value-type="float" office:value="0" calcext:value-type="float">
            <text:p>0</text:p>
          </table:table-cell>
          <table:table-cell table:number-columns-repeated="3" table:style-name="ce1219" office:value-type="float" office:value="-10" calcext:value-type="float">
            <text:p>-10</text:p>
          </table:table-cell>
          <table:table-cell table:style-name="ce1219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Tőr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number-columns-repeated="2" table:style-name="ce1220" office:value-type="float" office:value="4" calcext:value-type="float">
            <text:p>4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208" office:value-type="string" calcext:value-type="string">
            <text:p>Béltépő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string" calcext:value-type="string">
            <text:p>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number-columns-repeated="2" table:style-name="ce1220" office:value-type="float" office:value="4" calcext:value-type="float">
            <text:p>4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Dzsambia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string" calcext:value-type="string">
            <text:p>V/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number-columns-repeated="2" table:style-name="ce1220" office:value-type="float" office:value="4" calcext:value-type="float">
            <text:p>4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Garott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7" calcext:value-type="float">
            <text:p>7</text:p>
          </table:table-cell>
          <table:table-cell table:style-name="ce1220" office:value-type="string" calcext:value-type="string">
            <text:p>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spec.</text:p>
          </table:table-cell>
          <table:table-cell table:number-columns-repeated="3" table:style-name="ce1220" office:value-type="float" office:value="0" calcext:value-type="float">
            <text:p>0</text:p>
          </table:table-cell>
          <table:table-cell table:style-name="ce1220" office:value-type="string" calcext:value-type="string">
            <text:p>-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é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3" calcext:value-type="float">
            <text:p>3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08" office:value-type="string" calcext:value-type="string">
            <text:p>Kriszké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string" calcext:value-type="string">
            <text:p>+3/0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Levéltőr</text:p>
          </table:table-cell>
          <table:table-cell table:style-name="ce1220" office:value-type="string" calcext:value-type="string">
            <text:p>egykezes</text:p>
          </table:table-cell>
          <table:table-cell table:style-name="ce1230" office:value-type="float" office:value="1" calcext:value-type="float">
            <text:p>1</text:p>
          </table:table-cell>
          <table:table-cell table:style-name="ce1230" office:value-type="string" calcext:value-type="string">
            <text:p>S/V</text:p>
          </table:table-cell>
          <table:table-cell table:number-columns-repeated="2" table:style-name="ce1230" office:value-type="float" office:value="0" calcext:value-type="float">
            <text:p>0</text:p>
          </table:table-cell>
          <table:table-cell table:style-name="ce1230"/>
          <table:table-cell table:style-name="ce1230" office:value-type="string" calcext:value-type="string">
            <text:p>rövid</text:p>
          </table:table-cell>
          <table:table-cell table:style-name="ce1230" office:value-type="float" office:value="2" calcext:value-type="float">
            <text:p>2</text:p>
          </table:table-cell>
          <table:table-cell table:style-name="ce1230" office:value-type="float" office:value="4" calcext:value-type="float">
            <text:p>4</text:p>
          </table:table-cell>
          <table:table-cell table:number-columns-repeated="2" table:style-name="ce123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Markolatgomb</text:p>
          </table:table-cell>
          <table:table-cell table:style-name="ce1220" office:value-type="string" calcext:value-type="string">
            <text:p>egykezes</text:p>
          </table:table-cell>
          <table:table-cell table:style-name="ce1230" office:value-type="float" office:value="0" calcext:value-type="float">
            <text:p>0</text:p>
          </table:table-cell>
          <table:table-cell table:style-name="ce1230" office:value-type="string" calcext:value-type="string">
            <text:p>Z</text:p>
          </table:table-cell>
          <table:table-cell table:number-columns-repeated="2" table:style-name="ce1230" office:value-type="float" office:value="0" calcext:value-type="float">
            <text:p>0</text:p>
          </table:table-cell>
          <table:table-cell table:style-name="ce1230"/>
          <table:table-cell table:style-name="ce1230" office:value-type="float" office:value="0" calcext:value-type="float">
            <text:p>0</text:p>
          </table:table-cell>
          <table:table-cell table:number-columns-repeated="3" table:style-name="ce1230" office:value-type="float" office:value="-7" calcext:value-type="float">
            <text:p>-7</text:p>
          </table:table-cell>
          <table:table-cell table:style-name="ce123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Méregfog</text:p>
          </table:table-cell>
          <table:table-cell table:style-name="ce1220" office:value-type="string" calcext:value-type="string">
            <text:p>egykezes</text:p>
          </table:table-cell>
          <table:table-cell table:style-name="ce1230" office:value-type="float" office:value="0" calcext:value-type="float">
            <text:p>0</text:p>
          </table:table-cell>
          <table:table-cell table:style-name="ce1230" office:value-type="string" calcext:value-type="string">
            <text:p>S</text:p>
          </table:table-cell>
          <table:table-cell table:number-columns-repeated="2" table:style-name="ce1230" office:value-type="float" office:value="0" calcext:value-type="float">
            <text:p>0</text:p>
          </table:table-cell>
          <table:table-cell table:style-name="ce1230"/>
          <table:table-cell table:style-name="ce1230" office:value-type="string" calcext:value-type="string">
            <text:p>rövid</text:p>
          </table:table-cell>
          <table:table-cell table:style-name="ce1230" office:value-type="float" office:value="1" calcext:value-type="float">
            <text:p>1</text:p>
          </table:table-cell>
          <table:table-cell table:number-columns-repeated="2" table:style-name="ce1230" office:value-type="float" office:value="3" calcext:value-type="float">
            <text:p>3</text:p>
          </table:table-cell>
          <table:table-cell table:style-name="ce1230"/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Pugos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Ramiera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3" calcext:value-type="float">
            <text:p>3</text:p>
          </table:table-cell>
          <table:table-cell table:number-columns-repeated="3"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Tőr, hárító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string" calcext:value-type="string">
            <text:p>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10" calcext:value-type="float">
            <text:p>10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2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Tőr, kígyó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2" calcext:value-type="float">
            <text:p>2</text:p>
          </table:table-cell>
          <table:table-cell table:number-columns-repeated="2" table:style-name="ce1220" office:value-type="float" office:value="4" calcext:value-type="float">
            <text:p>4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Tőr, ököl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string" calcext:value-type="string">
            <text:p>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-5" calcext:value-type="float">
            <text:p>-5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-5" calcext:value-type="float">
            <text:p>-5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/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Tőr, páncélszúró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1" calcext:value-type="float">
            <text:p>1</text:p>
          </table:table-cell>
          <table:table-cell table:style-name="ce1221" office:value-type="string" calcext:value-type="string">
            <text:p>S</text:p>
          </table:table-cell>
          <table:table-cell table:style-name="ce1221" office:value-type="float" office:value="8" calcext:value-type="float">
            <text:p>8</text:p>
          </table:table-cell>
          <table:table-cell table:style-name="ce1221" office:value-type="float" office:value="0" calcext:value-type="float">
            <text:p>0</text:p>
          </table:table-cell>
          <table:table-cell table:style-name="ce1221"/>
          <table:table-cell table:style-name="ce1221" office:value-type="string" calcext:value-type="string">
            <text:p>1 penge</text:p>
          </table:table-cell>
          <table:table-cell table:style-name="ce1221" office:value-type="float" office:value="4" calcext:value-type="float">
            <text:p>4</text:p>
          </table:table-cell>
          <table:table-cell table:style-name="ce1221" office:value-type="float" office:value="8" calcext:value-type="float">
            <text:p>8</text:p>
          </table:table-cell>
          <table:table-cell table:style-name="ce1221" office:value-type="float" office:value="4" calcext:value-type="float">
            <text:p>4</text:p>
          </table:table-cell>
          <table:table-cell table:style-name="ce1221"/>
          <table:table-cell table:style-name="ce1257" office:value-type="string" calcext:value-type="string">
            <text:p>közelharc</text:p>
          </table:table-cell>
          <table:table-cell table:style-name="ce12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Tőr, Slan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rövid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6" calcext:value-type="float">
            <text:p>6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özelharc</text:p>
          </table:table-cell>
          <table:table-cell table:style-name="ce1261"/>
          <table:table-cell table:number-columns-repeated="241"/>
        </table:table-row>
        <table:table-row table:style-name="ro1">
          <table:table-cell table:style-name="ce463"/>
          <table:table-cell table:style-name="ce1210" office:value-type="string" calcext:value-type="string">
            <text:p>Vasököl / páncélkesztyű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Z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0" calcext:value-type="float">
            <text:p>0</text:p>
          </table:table-cell>
          <table:table-cell table:number-columns-repeated="3" table:style-name="ce1222" office:value-type="float" office:value="-7" calcext:value-type="float">
            <text:p>-7</text:p>
          </table:table-cell>
          <table:table-cell table:style-name="ce1222" office:value-type="float" office:value="5" calcext:value-type="float">
            <text:p>5</text:p>
          </table:table-cell>
          <table:table-cell table:style-name="ce1258" office:value-type="string" calcext:value-type="string">
            <text:p>közelharc</text:p>
          </table:table-cell>
          <table:table-cell table:style-name="ce1264" office:value-type="string" calcext:value-type="string">
            <text:p>Erőbónusz: 0 feletti rész 1:1-ben számít be.</text:p>
          </table:table-cell>
          <table:table-cell table:style-name="ce463" table:number-columns-repeated="241"/>
        </table:table-row>
        <table:table-row table:style-name="ro19">
          <table:table-cell table:style-name="ce1203" office:value-type="string" calcext:value-type="string">
            <text:p>Kardvívó fegyverek</text:p>
          </table:table-cell>
          <table:table-cell table:style-name="ce1207" office:value-type="string" calcext:value-type="string">
            <text:p>Kard, dzsenn szablya</text:p>
          </table:table-cell>
          <table:table-cell table:style-name="ce1219" office:value-type="string" calcext:value-type="string">
            <text:p>egykezes</text:p>
          </table:table-cell>
          <table:table-cell table:style-name="ce1219" office:value-type="float" office:value="4" calcext:value-type="float">
            <text:p>4</text:p>
          </table:table-cell>
          <table:table-cell table:style-name="ce1219" office:value-type="string" calcext:value-type="string">
            <text:p>V/S</text:p>
          </table:table-cell>
          <table:table-cell table:style-name="ce1219" office:value-type="float" office:value="0" calcext:value-type="float">
            <text:p>0</text:p>
          </table:table-cell>
          <table:table-cell table:style-name="ce1219" office:value-type="float" office:value="1" calcext:value-type="float">
            <text:p>1</text:p>
          </table:table-cell>
          <table:table-cell table:style-name="ce1219"/>
          <table:table-cell table:style-name="ce1219" office:value-type="string" calcext:value-type="string">
            <text:p>1 penge</text:p>
          </table:table-cell>
          <table:table-cell table:style-name="ce1219" office:value-type="float" office:value="8" calcext:value-type="float">
            <text:p>8</text:p>
          </table:table-cell>
          <table:table-cell table:number-columns-repeated="2" table:style-name="ce1219" office:value-type="float" office:value="15" calcext:value-type="float">
            <text:p>15</text:p>
          </table:table-cell>
          <table:table-cell table:style-name="ce1219" office:value-type="float" office:value="5" calcext:value-type="float">
            <text:p>5</text:p>
          </table:table-cell>
          <table:table-cell table:style-name="ce1257" office:value-type="string" calcext:value-type="string">
            <text:p>kardvívás</text:p>
          </table:table-cell>
          <table:table-cell table:style-name="ce12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emrelin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7" calcext:value-type="float">
            <text:p>7</text:p>
          </table:table-cell>
          <table:table-cell table:number-columns-repeated="2" table:style-name="ce1220" office:value-type="float" office:value="13" calcext:value-type="float">
            <text:p>13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/>
          <table:table-cell table:number-columns-repeated="241"/>
        </table:table-row>
        <table:table-row table:style-name="ro21">
          <table:table-cell/>
          <table:table-cell table:style-name="ce1208" office:value-type="string" calcext:value-type="string">
            <text:p>Kard, fejvadász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3" calcext:value-type="float">
            <text:p>3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0,5 penge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float" office:value="9" calcext:value-type="float">
            <text:p>9</text:p>
          </table:table-cell>
          <table:table-cell table:style-name="ce1220" office:value-type="float" office:value="11" calcext:value-type="float">
            <text:p>11</text:p>
          </table:table-cell>
          <table:table-cell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208" office:value-type="string" calcext:value-type="string">
            <text:p>Kard, handzsár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string" calcext:value-type="string">
            <text:p>V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13" calcext:value-type="float">
            <text:p>13</text:p>
          </table:table-cell>
          <table:table-cell table:style-name="ce1220" office:value-type="float" office:value="10" calcext:value-type="float">
            <text:p>10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hiequar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string" calcext:value-type="string">
            <text:p>S/V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12" calcext:value-type="float">
            <text:p>12</text:p>
          </table:table-cell>
          <table:table-cell table:style-name="ce1220" office:value-type="float" office:value="8" calcext:value-type="float">
            <text:p>8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hosszú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6" calcext:value-type="float">
            <text:p>6</text:p>
          </table:table-cell>
          <table:table-cell table:number-columns-repeated="2" table:style-name="ce1220" office:value-type="float" office:value="12" calcext:value-type="float">
            <text:p>12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Kard, jatagán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1" calcext:value-type="float">
            <text:p>1</text:p>
          </table:table-cell>
          <table:table-cell table:style-name="ce1239" office:value-type="string" calcext:value-type="string">
            <text:p><text:span text:style-name="T26"> </text:span><text:span text:style-name="T27">V/S</text:span>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4" calcext:value-type="float">
            <text:p>4</text:p>
          </table:table-cell>
          <table:table-cell table:number-columns-repeated="2" table:style-name="ce1220" office:value-type="float" office:value="8" calcext:value-type="float">
            <text:p>8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208" office:value-type="string" calcext:value-type="string">
            <text:p>Kard, kétkezes</text:p>
          </table:table-cell>
          <table:table-cell table:style-name="ce1220" office:value-type="string" calcext:value-type="string">
            <text:p>kétkezes</text:p>
          </table:table-cell>
          <table:table-cell table:style-name="ce1220" office:value-type="float" office:value="8" calcext:value-type="float">
            <text:p>8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2 penge</text:p>
          </table:table-cell>
          <table:table-cell table:style-name="ce1220" office:value-type="float" office:value="10" calcext:value-type="float">
            <text:p>10</text:p>
          </table:table-cell>
          <table:table-cell table:style-name="ce1220" office:value-type="float" office:value="20" calcext:value-type="float">
            <text:p>20</text:p>
          </table:table-cell>
          <table:table-cell table:style-name="ce1220" office:value-type="float" office:value="15" calcext:value-type="float">
            <text:p>15</text:p>
          </table:table-cell>
          <table:table-cell table:style-name="ce1220" office:value-type="float" office:value="8" calcext:value-type="float">
            <text:p>8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khossa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11" calcext:value-type="float">
            <text:p>11</text:p>
          </table:table-cell>
          <table:table-cell table:style-name="ce1220" office:value-type="float" office:value="10" calcext:value-type="float">
            <text:p>10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kígyó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3" calcext:value-type="float">
            <text:p>3</text:p>
          </table:table-cell>
          <table:table-cell table:style-name="ce12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5" calcext:value-type="float">
            <text:p>5</text:p>
          </table:table-cell>
          <table:table-cell table:number-columns-repeated="2" table:style-name="ce1220" office:value-type="float" office:value="11" calcext:value-type="float">
            <text:p>11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Lagoss 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number-columns-repeated="2" table:style-name="ce1242" office:value-type="float" office:value="0" calcext:value-type="float">
            <text:p>0</text:p>
          </table:table-cell>
          <table:table-cell table:style-name="ce1242"/>
          <table:table-cell table:style-name="ce1221" table:number-columns-repeated="5"/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lovag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6" calcext:value-type="float">
            <text:p>6</text:p>
          </table:table-cell>
          <table:table-cell table:style-name="ce1220" office:value-type="string" calcext:value-type="string">
            <text:p>V/S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7" calcext:value-type="float">
            <text:p>7</text:p>
          </table:table-cell>
          <table:table-cell table:style-name="ce1220" office:value-type="float" office:value="15" calcext:value-type="float">
            <text:p>15</text:p>
          </table:table-cell>
          <table:table-cell table:style-name="ce1220" office:value-type="float" office:value="12" calcext:value-type="float">
            <text:p>12</text:p>
          </table:table-cell>
          <table:table-cell table:style-name="ce1220" office:value-type="float" office:value="7" calcext:value-type="float">
            <text:p>7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208" office:value-type="string" calcext:value-type="string">
            <text:p>Kard, másfélkezes</text:p>
          </table:table-cell>
          <table:table-cell table:style-name="ce1220" office:value-type="string" calcext:value-type="string">
            <text:p>kétkezes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string" calcext:value-type="string">
            <text:p>1,5 penge</text:p>
          </table:table-cell>
          <table:table-cell table:style-name="ce1220" office:value-type="float" office:value="8" calcext:value-type="float">
            <text:p>8</text:p>
          </table:table-cell>
          <table:table-cell table:number-columns-repeated="2" table:style-name="ce1220" office:value-type="float" office:value="16" calcext:value-type="float">
            <text:p>16</text:p>
          </table:table-cell>
          <table:table-cell table:style-name="ce1220" office:value-type="float" office:value="7" calcext:value-type="float">
            <text:p>7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Kard, mesterkard</text:p>
          </table:table-cell>
          <table:table-cell table:style-name="ce1220" office:value-type="string" calcext:value-type="string">
            <text:p>kétkezes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string" calcext:value-type="string">
            <text:p>1,5 penge</text:p>
          </table:table-cell>
          <table:table-cell table:style-name="ce1220" office:value-type="float" office:value="9" calcext:value-type="float">
            <text:p>9</text:p>
          </table:table-cell>
          <table:table-cell table:style-name="ce1220" office:value-type="float" office:value="18" calcext:value-type="float">
            <text:p>18</text:p>
          </table:table-cell>
          <table:table-cell table:style-name="ce1220" office:value-type="float" office:value="13" calcext:value-type="float">
            <text:p>13</text:p>
          </table:table-cell>
          <table:table-cell table:style-name="ce1220" office:value-type="float" office:value="7" calcext:value-type="float">
            <text:p>7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Pugoss 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number-columns-repeated="2" table:style-name="ce1242" office:value-type="float" office:value="0" calcext:value-type="float">
            <text:p>0</text:p>
          </table:table-cell>
          <table:table-cell table:style-name="ce1242"/>
          <table:table-cell table:style-name="ce1221" table:number-columns-repeated="5"/>
          <table:table-cell table:style-name="ce1257" office:value-type="string" calcext:value-type="string">
            <text:p>kardvívás</text:p>
          </table:table-cell>
          <table:table-cell table:style-name="ce12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rövid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string" calcext:value-type="string">
            <text:p>S/V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0,5 penge</text:p>
          </table:table-cell>
          <table:table-cell table:style-name="ce1220" office:value-type="float" office:value="4" calcext:value-type="float">
            <text:p>4</text:p>
          </table:table-cell>
          <table:table-cell table:number-columns-repeated="2" table:style-name="ce1220" office:value-type="float" office:value="8" calcext:value-type="float">
            <text:p>8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08" office:value-type="string" calcext:value-type="string">
            <text:p>Kard, Slan </text:p>
          </table:table-cell>
          <table:table-cell table:style-name="ce1220" office:value-type="string" calcext:value-type="string">
            <text:p>kétkezes</text:p>
          </table:table-cell>
          <table:table-cell table:style-name="ce1220" office:value-type="float" office:value="6" calcext:value-type="float">
            <text:p>6</text:p>
          </table:table-cell>
          <table:table-cell table:style-name="ce1220" office:value-type="string" calcext:value-type="string">
            <text:p>V/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 office:value-type="string" calcext:value-type="string">
            <text:p>1,5 penge</text:p>
          </table:table-cell>
          <table:table-cell table:style-name="ce1220" office:value-type="float" office:value="9" calcext:value-type="float">
            <text:p>9</text:p>
          </table:table-cell>
          <table:table-cell table:style-name="ce1220" office:value-type="float" office:value="19" calcext:value-type="float">
            <text:p>19</text:p>
          </table:table-cell>
          <table:table-cell table:style-name="ce1220" office:value-type="float" office:value="13" calcext:value-type="float">
            <text:p>13</text:p>
          </table:table-cell>
          <table:table-cell table:style-name="ce1220" office:value-type="float" office:value="7" calcext:value-type="float">
            <text:p>7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Kard, Slan rövid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string" calcext:value-type="string">
            <text:p>V/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0,5 penge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float" office:value="11" calcext:value-type="float">
            <text:p>11</text:p>
          </table:table-cell>
          <table:table-cell table:number-columns-repeated="2" table:style-name="ce1220" office:value-type="float" office:value="5" calcext:value-type="float">
            <text:p>5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208" office:value-type="string" calcext:value-type="string">
            <text:p>Kard, Slan csatakard</text:p>
          </table:table-cell>
          <table:table-cell table:style-name="ce1220" office:value-type="string" calcext:value-type="string">
            <text:p>kétkezes</text:p>
          </table:table-cell>
          <table:table-cell table:style-name="ce1220" office:value-type="float" office:value="9" calcext:value-type="float">
            <text:p>9</text:p>
          </table:table-cell>
          <table:table-cell table:style-name="ce1220" office:value-type="string" calcext:value-type="string">
            <text:p>V/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2 penge</text:p>
          </table:table-cell>
          <table:table-cell table:style-name="ce1220" office:value-type="float" office:value="9" calcext:value-type="float">
            <text:p>9</text:p>
          </table:table-cell>
          <table:table-cell table:style-name="ce1220" office:value-type="float" office:value="23" calcext:value-type="float">
            <text:p>23</text:p>
          </table:table-cell>
          <table:table-cell table:style-name="ce1220" office:value-type="float" office:value="17" calcext:value-type="float">
            <text:p>17</text:p>
          </table:table-cell>
          <table:table-cell table:style-name="ce1220" office:value-type="float" office:value="8" calcext:value-type="float">
            <text:p>8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Kard, szablya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3" calcext:value-type="float">
            <text:p>3</text:p>
          </table:table-cell>
          <table:table-cell table:style-name="ce1220" office:value-type="string" calcext:value-type="string">
            <text:p>V/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float" office:value="1" calcext:value-type="float">
            <text:p>1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6" calcext:value-type="float">
            <text:p>6</text:p>
          </table:table-cell>
          <table:table-cell table:number-columns-repeated="2" table:style-name="ce1220" office:value-type="float" office:value="12" calcext:value-type="float">
            <text:p>12</text:p>
          </table:table-cell>
          <table:table-cell table:style-name="ce1220" office:value-type="float" office:value="6" calcext:value-type="float">
            <text:p>6</text:p>
          </table:table-cell>
          <table:table-cell table:style-name="ce1257" office:value-type="string" calcext:value-type="string">
            <text:p>kardvívás</text:p>
          </table:table-cell>
          <table:table-cell table:style-name="ce12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Mara-sequor </text:p>
          </table:table-cell>
          <table:table-cell table:style-name="ce1220" office:value-type="string" calcext:value-type="string">
            <text:p>kétkezes</text:p>
          </table:table-cell>
          <table:table-cell table:style-name="ce1221" table:number-columns-repeated="2"/>
          <table:table-cell table:style-name="ce1221" office:value-type="float" office:value="0" calcext:value-type="float">
            <text:p>0</text:p>
          </table:table-cell>
          <table:table-cell table:style-name="ce1221"/>
          <table:table-cell table:style-name="ce1220" office:value-type="float" office:value="1" calcext:value-type="float">
            <text:p>1</text:p>
          </table:table-cell>
          <table:table-cell table:style-name="ce1221" table:number-columns-repeated="5"/>
          <table:table-cell table:style-name="ce1257" office:value-type="string" calcext:value-type="string">
            <text:p>kardvívás</text:p>
          </table:table-cell>
          <table:table-cell table:style-name="ce12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Meneth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style-name="ce1221" office:value-type="float" office:value="0" calcext:value-type="float">
            <text:p>0</text:p>
          </table:table-cell>
          <table:table-cell table:style-name="ce1221" table:number-columns-repeated="7"/>
          <table:table-cell table:style-name="ce1257" office:value-type="string" calcext:value-type="string">
            <text:p>kardvív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Predoci egyeneskard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style-name="ce1221" office:value-type="float" office:value="0" calcext:value-type="float">
            <text:p>0</text:p>
          </table:table-cell>
          <table:table-cell table:style-name="ce1221" table:number-columns-repeated="7"/>
          <table:table-cell table:style-name="ce1257" office:value-type="string" calcext:value-type="string">
            <text:p>kardvív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Sequor 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style-name="ce1221" office:value-type="float" office:value="0" calcext:value-type="float">
            <text:p>0</text:p>
          </table:table-cell>
          <table:table-cell table:style-name="ce1221" table:number-columns-repeated="7"/>
          <table:table-cell table:style-name="ce1257" office:value-type="string" calcext:value-type="string">
            <text:p>kardvívás</text:p>
          </table:table-cell>
          <table:table-cell table:style-name="ce1266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3"/>
          <table:table-cell table:style-name="ce1210" office:value-type="string" calcext:value-type="string">
            <text:p>Tőrkar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5" calcext:value-type="float">
            <text:p>5</text:p>
          </table:table-cell>
          <table:table-cell table:style-name="ce1258" office:value-type="string" calcext:value-type="string">
            <text:p>kardvívás</text:p>
          </table:table-cell>
          <table:table-cell table:style-name="ce12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3" table:number-columns-repeated="241"/>
        </table:table-row>
        <table:table-row table:style-name="ro1">
          <table:table-cell table:style-name="ce1203" office:value-type="string" calcext:value-type="string">
            <text:p>Pusztító fegyverek</text:p>
          </table:table-cell>
          <table:table-cell table:style-name="ce1207" office:value-type="string" calcext:value-type="string">
            <text:p>Bot, rövid</text:p>
          </table:table-cell>
          <table:table-cell table:style-name="ce1219" office:value-type="string" calcext:value-type="string">
            <text:p>egykezes</text:p>
          </table:table-cell>
          <table:table-cell table:style-name="ce1231" table:number-columns-repeated="2"/>
          <table:table-cell table:number-columns-repeated="2" table:style-name="ce1231" office:value-type="float" office:value="0" calcext:value-type="float">
            <text:p>0</text:p>
          </table:table-cell>
          <table:table-cell table:style-name="ce1231" table:number-columns-repeated="6"/>
          <table:table-cell table:style-name="ce1257" office:value-type="string" calcext:value-type="string">
            <text:p>pusztítás</text:p>
          </table:table-cell>
          <table:table-cell table:style-name="ce1263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ot, furkós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number-columns-repeated="2"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uzogány, egykeze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5" calcext:value-type="float">
            <text:p>5</text:p>
          </table:table-cell>
          <table:table-cell table:style-name="ce1239" office:value-type="string" calcext:value-type="string">
            <text:p>Z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 penge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12" calcext:value-type="float">
            <text:p>12</text:p>
          </table:table-cell>
          <table:table-cell table:style-name="ce1220" office:value-type="float" office:value="8" calcext:value-type="float">
            <text:p>8</text:p>
          </table:table-cell>
          <table:table-cell table:style-name="ce1220" office:value-type="float" office:value="7" calcext:value-type="float">
            <text:p>7</text:p>
          </table:table-cell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uzogány, kétkezes</text:p>
          </table:table-cell>
          <table:table-cell table:style-name="ce1220" office:value-type="string" calcext:value-type="string">
            <text:p>kétkezes</text:p>
          </table:table-cell>
          <table:table-cell table:style-name="ce1221" table:number-columns-repeated="3"/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uzogány, láncos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3"/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uzogány, shadleki</text:p>
          </table:table-cell>
          <table:table-cell table:style-name="ce1220" office:value-type="string" calcext:value-type="string">
            <text:p>??</text:p>
          </table:table-cell>
          <table:table-cell table:style-name="ce1221" table:number-columns-repeated="3"/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uzogány, tollas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style-name="ce1221" office:value-type="string" calcext:value-type="string">
            <text:p>!</text:p>
          </table:table-cell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uzogány, tüskés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2"/>
          <table:table-cell table:style-name="ce1221" office:value-type="string" calcext:value-type="string">
            <text:p>!!</text:p>
          </table:table-cell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Csatabárd, egykeze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4" calcext:value-type="float">
            <text:p>4</text:p>
          </table:table-cell>
          <table:table-cell table:style-name="ce1240" office:value-type="string" calcext:value-type="string">
            <text:p>V(néha szúrás)</text:p>
          </table:table-cell>
          <table:table-cell table:style-name="ce1220" office:value-type="string" calcext:value-type="string">
            <text:p>??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0,5 penge</text:p>
          </table:table-cell>
          <table:table-cell table:style-name="ce1220" office:value-type="float" office:value="4" calcext:value-type="float">
            <text:p>4</text:p>
          </table:table-cell>
          <table:table-cell table:number-columns-repeated="2" table:style-name="ce1220" office:value-type="float" office:value="8" calcext:value-type="float">
            <text:p>8</text:p>
          </table:table-cell>
          <table:table-cell table:style-name="ce1220"/>
          <table:table-cell table:style-name="ce1257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Csatabárd, kétkezes</text:p>
          </table:table-cell>
          <table:table-cell table:style-name="ce1220" office:value-type="string" calcext:value-type="string">
            <text:p>kétkezes</text:p>
          </table:table-cell>
          <table:table-cell table:style-name="ce1220" office:value-type="float" office:value="8" calcext:value-type="float">
            <text:p>8</text:p>
          </table:table-cell>
          <table:table-cell table:number-columns-repeated="2" table:style-name="ce1220" office:value-type="string" calcext:value-type="string">
            <text:p>??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1,5 penge</text:p>
          </table:table-cell>
          <table:table-cell table:style-name="ce1220" office:value-type="float" office:value="8" calcext:value-type="float">
            <text:p>8</text:p>
          </table:table-cell>
          <table:table-cell table:number-columns-repeated="2" table:style-name="ce1220" office:value-type="float" office:value="16" calcext:value-type="float">
            <text:p>16</text:p>
          </table:table-cell>
          <table:table-cell table:style-name="ce1220"/>
          <table:table-cell table:style-name="ce1257" office:value-type="string" calcext:value-type="string">
            <text:p>pusztítás</text:p>
          </table:table-cell>
          <table:table-cell table:style-name="ce1264"/>
          <table:table-cell table:number-columns-repeated="241"/>
        </table:table-row>
        <table:table-row table:style-name="ro19">
          <table:table-cell/>
          <table:table-cell table:style-name="ce1208" office:value-type="string" calcext:value-type="string">
            <text:p>Csatacsákány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3" calcext:value-type="float">
            <text:p>3</text:p>
          </table:table-cell>
          <table:table-cell table:style-name="ce1220" office:value-type="string" calcext:value-type="string">
            <text:p>S?</text:p>
          </table:table-cell>
          <table:table-cell table:style-name="ce1220" office:value-type="string" calcext:value-type="string">
            <text:p>10 !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0,5 penge</text:p>
          </table:table-cell>
          <table:table-cell table:style-name="ce1220" office:value-type="float" office:value="4" calcext:value-type="float">
            <text:p>4</text:p>
          </table:table-cell>
          <table:table-cell table:number-columns-repeated="2" table:style-name="ce1220" office:value-type="float" office:value="8" calcext:value-type="float">
            <text:p>8</text:p>
          </table:table-cell>
          <table:table-cell table:style-name="ce1220"/>
          <table:table-cell table:style-name="ce1257" office:value-type="string" calcext:value-type="string">
            <text:p>pusztítás</text:p>
          </table:table-cell>
          <table:table-cell table:style-name="ce12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Cséphadaró</text:p>
          </table:table-cell>
          <table:table-cell table:style-name="ce1220" office:value-type="string" calcext:value-type="string">
            <text:p>kétkezes</text:p>
          </table:table-cell>
          <table:table-cell table:style-name="ce1221" table:number-columns-repeated="2"/>
          <table:table-cell table:number-columns-repeated="2"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pusztítás</text:p>
          </table:table-cell>
          <table:table-cell table:style-name="ce12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3"/>
          <table:table-cell table:style-name="ce1210" office:value-type="string" calcext:value-type="string">
            <text:p>Harci kalapács</text:p>
          </table:table-cell>
          <table:table-cell table:style-name="ce1222" office:value-type="string" calcext:value-type="string">
            <text:p>??</text:p>
          </table:table-cell>
          <table:table-cell table:style-name="ce1232" table:number-columns-repeated="3"/>
          <table:table-cell table:style-name="ce1232" office:value-type="float" office:value="0" calcext:value-type="float">
            <text:p>0</text:p>
          </table:table-cell>
          <table:table-cell table:style-name="ce1232" table:number-columns-repeated="6"/>
          <table:table-cell table:style-name="ce1258" office:value-type="string" calcext:value-type="string">
            <text:p>pusztítás</text:p>
          </table:table-cell>
          <table:table-cell table:style-name="ce1265"/>
          <table:table-cell table:style-name="ce463" table:number-columns-repeated="241"/>
        </table:table-row>
        <table:table-row table:style-name="ro1">
          <table:table-cell table:style-name="ce1203" office:value-type="string" calcext:value-type="string">
            <text:p>Lándzsavívó fegyverek</text:p>
          </table:table-cell>
          <table:table-cell table:style-name="ce1207" office:value-type="string" calcext:value-type="string">
            <text:p>Alabárd</text:p>
          </table:table-cell>
          <table:table-cell table:style-name="ce1219" office:value-type="string" calcext:value-type="string">
            <text:p>kétkezes</text:p>
          </table:table-cell>
          <table:table-cell table:style-name="ce1231" table:number-columns-repeated="10"/>
          <table:table-cell table:style-name="ce1257" office:value-type="string" calcext:value-type="string">
            <text:p>lándzsavívás</text:p>
          </table:table-cell>
          <table:table-cell table:style-name="ce12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208" office:value-type="string" calcext:value-type="string">
            <text:p>Bot, hosszú</text:p>
          </table:table-cell>
          <table:table-cell table:style-name="ce1220" office:value-type="string" calcext:value-type="string">
            <text:p>kétkezes</text:p>
          </table:table-cell>
          <table:table-cell table:style-name="ce1221"/>
          <table:table-cell table:style-name="ce1220" office:value-type="string" calcext:value-type="string">
            <text:p>Z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1" table:number-columns-repeated="5"/>
          <table:table-cell table:style-name="ce12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08" office:value-type="string" calcext:value-type="string">
            <text:p>Lándzsa</text:p>
          </table:table-cell>
          <table:table-cell table:style-name="ce1220" office:value-type="string" calcext:value-type="string">
            <text:p>kétkezes</text:p>
          </table:table-cell>
          <table:table-cell table:style-name="ce1220"/>
          <table:table-cell table:style-name="ce1220" office:value-type="string" calcext:value-type="string">
            <text:p>S</text:p>
          </table:table-cell>
          <table:table-cell table:style-name="ce1221"/>
          <table:table-cell table:style-name="ce1221" office:value-type="float" office:value="0" calcext:value-type="float">
            <text:p>0</text:p>
          </table:table-cell>
          <table:table-cell table:style-name="ce1221"/>
          <table:table-cell table:style-name="ce1220" office:value-type="string" calcext:value-type="string">
            <text:p>3 penge</text:p>
          </table:table-cell>
          <table:table-cell table:style-name="ce1220" office:value-type="float" office:value="12" calcext:value-type="float">
            <text:p>12</text:p>
          </table:table-cell>
          <table:table-cell table:number-columns-repeated="2" table:style-name="ce1220" office:value-type="float" office:value="24" calcext:value-type="float">
            <text:p>24</text:p>
          </table:table-cell>
          <table:table-cell table:style-name="ce1220"/>
          <table:table-cell table:style-name="ce12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08" office:value-type="string" calcext:value-type="string">
            <text:p>Pika</text:p>
          </table:table-cell>
          <table:table-cell table:style-name="ce1220" office:value-type="string" calcext:value-type="string">
            <text:p>kétkezes</text:p>
          </table:table-cell>
          <table:table-cell table:style-name="ce1221"/>
          <table:table-cell table:style-name="ce1221" office:value-type="string" calcext:value-type="string">
            <text:p>S</text:p>
          </table:table-cell>
          <table:table-cell table:style-name="ce1221"/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08" office:value-type="string" calcext:value-type="string">
            <text:p>Szigony, egykezes</text:p>
          </table:table-cell>
          <table:table-cell table:style-name="ce1220" office:value-type="string" calcext:value-type="string">
            <text:p>egykezes</text:p>
          </table:table-cell>
          <table:table-cell table:style-name="ce1221" table:number-columns-repeated="3"/>
          <table:table-cell table:style-name="ce1221" office:value-type="float" office:value="0" calcext:value-type="float">
            <text:p>0</text:p>
          </table:table-cell>
          <table:table-cell table:style-name="ce1221" table:number-columns-repeated="6"/>
          <table:table-cell table:style-name="ce12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3"/>
          <table:table-cell table:style-name="ce1210" office:value-type="string" calcext:value-type="string">
            <text:p>Szigony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32" table:number-columns-repeated="3"/>
          <table:table-cell table:style-name="ce1232" office:value-type="float" office:value="0" calcext:value-type="float">
            <text:p>0</text:p>
          </table:table-cell>
          <table:table-cell table:style-name="ce1232" table:number-columns-repeated="6"/>
          <table:table-cell table:style-name="ce1258" office:value-type="string" calcext:value-type="string">
            <text:p>lándzsavívás</text:p>
          </table:table-cell>
          <table:table-cell table:style-name="ce46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04"/>
          <table:table-cell table:style-name="ce1204" office:value-type="string" calcext:value-type="string">
            <text:p>Fegyver</text:p>
          </table:table-cell>
          <table:table-cell table:style-name="ce1223" office:value-type="string" calcext:value-type="string">
            <text:p>Forgatás módja</text:p>
          </table:table-cell>
          <table:table-cell table:style-name="ce1204" office:value-type="string" calcext:value-type="string">
            <text:p>SP</text:p>
          </table:table-cell>
          <table:table-cell table:style-name="ce1223" office:value-type="string" calcext:value-type="string">
            <text:p>Sebzés módja</text:p>
          </table:table-cell>
          <table:table-cell table:style-name="ce1204" office:value-type="string" calcext:value-type="string">
            <text:p>Átütés</text:p>
          </table:table-cell>
          <table:table-cell table:style-name="ce1204" table:number-columns-repeated="2"/>
          <table:table-cell table:style-name="ce1204" office:value-type="string" calcext:value-type="string">
            <text:p>KÉ</text:p>
          </table:table-cell>
          <table:table-cell table:style-name="ce1204" office:value-type="string" calcext:value-type="string">
            <text:p>CÉ</text:p>
          </table:table-cell>
          <table:table-cell table:style-name="ce1204" office:value-type="string" calcext:value-type="string">
            <text:p>Osztó</text:p>
          </table:table-cell>
          <table:table-cell table:style-name="ce1204" office:value-type="string" calcext:value-type="string">
            <text:p>Hatótáv</text:p>
          </table:table-cell>
          <table:table-cell table:style-name="ce1250" office:value-type="string" calcext:value-type="string">
            <text:p>Sebesség</text:p>
          </table:table-cell>
          <table:table-cell table:style-name="ce1204" office:value-type="string" calcext:value-type="string">
            <text:p>Harcmodor</text:p>
          </table:table-cell>
          <table:table-cell table:style-name="ce1204" table:number-columns-repeated="242"/>
        </table:table-row>
        <table:table-row table:style-name="ro1">
          <table:table-cell table:style-name="ce1203" office:value-type="string" calcext:value-type="string">
            <text:p>Szál-hajítófegyverek</text:p>
          </table:table-cell>
          <table:table-cell table:style-name="ce1211" office:value-type="string" calcext:value-type="string">
            <text:p><text:s/>__</text:p>
          </table:table-cell>
          <table:table-cell table:number-columns-repeated="2" table:style-name="ce1224" office:value-type="string" calcext:value-type="string">
            <text:p>x</text:p>
          </table:table-cell>
          <table:table-cell table:number-columns-repeated="2" table:style-name="ce1211" office:value-type="string" calcext:value-type="string">
            <text:p>x</text:p>
          </table:table-cell>
          <table:table-cell table:style-name="ce1211" table:number-columns-repeated="2"/>
          <table:table-cell table:number-columns-repeated="3" table:style-name="ce1211" office:value-type="string" calcext:value-type="string">
            <text:p>x</text:p>
          </table:table-cell>
          <table:table-cell table:style-name="ce1211"/>
          <table:table-cell table:style-name="ce1225" office:value-type="string" calcext:value-type="string">
            <text:p>x</text:p>
          </table:table-cell>
          <table:table-cell table:style-name="ce1259" office:value-type="string" calcext:value-type="string">
            <text:p>x</text:p>
          </table:table-cell>
          <table:table-cell/>
          <table:table-cell table:style-name="ce1273" table:number-columns-repeated="241"/>
        </table:table-row>
        <table:table-row table:style-name="ro1">
          <table:table-cell/>
          <table:table-cell table:style-name="ce1212" office:value-type="string" calcext:value-type="string">
            <text:p>Könnyű kopja</text:p>
          </table:table-cell>
          <table:table-cell table:style-name="ce1225" office:value-type="string" calcext:value-type="string">
            <text:p>kétkezes</text:p>
          </table:table-cell>
          <table:table-cell table:style-name="ce1233"/>
          <table:table-cell table:style-name="ce1226" table:number-columns-repeated="6"/>
          <table:table-cell table:style-name="ce1212" office:value-type="float" office:value="1" calcext:value-type="float">
            <text:p>1</text:p>
          </table:table-cell>
          <table:table-cell table:style-name="ce1245" office:value-type="string" calcext:value-type="string">
            <text:p>60m</text:p>
          </table:table-cell>
          <table:table-cell table:style-name="ce1251" office:value-type="float" office:value="9" calcext:value-type="float">
            <text:p>9</text:p>
          </table:table-cell>
          <table:table-cell table:style-name="ce1257" office:value-type="string" calcext:value-type="string">
            <text:p>hajítás</text:p>
          </table:table-cell>
          <table:table-cell table:style-name="ce1268" office:value-type="string" calcext:value-type="string">
            <text:p>Követelmény: Erő +3</text:p>
          </table:table-cell>
          <table:table-cell table:style-name="ce1275" table:number-columns-repeated="241"/>
        </table:table-row>
        <table:table-row table:style-name="ro1">
          <table:table-cell/>
          <table:table-cell table:style-name="ce1212" office:value-type="string" calcext:value-type="string">
            <text:p>Lándzsa</text:p>
          </table:table-cell>
          <table:table-cell table:style-name="ce1226" table:number-columns-repeated="8"/>
          <table:table-cell table:style-name="ce1212" office:value-type="float" office:value="1" calcext:value-type="float">
            <text:p>1</text:p>
          </table:table-cell>
          <table:table-cell table:style-name="ce1245" office:value-type="string" calcext:value-type="string">
            <text:p>60m</text:p>
          </table:table-cell>
          <table:table-cell table:style-name="ce1252" office:value-type="float" office:value="8" calcext:value-type="float">
            <text:p>8</text:p>
          </table:table-cell>
          <table:table-cell table:style-name="ce1257" office:value-type="string" calcext:value-type="string">
            <text:p>hajítás</text:p>
          </table:table-cell>
          <table:table-cell table:style-name="ce12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3"/>
          <table:table-cell table:style-name="ce1213" office:value-type="string" calcext:value-type="string">
            <text:p>Dárda, hajító</text:p>
          </table:table-cell>
          <table:table-cell table:style-name="ce1227"/>
          <table:table-cell table:style-name="ce1227" office:value-type="string" calcext:value-type="string">
            <text:p>a</text:p>
          </table:table-cell>
          <table:table-cell table:style-name="ce1227" table:number-columns-repeated="6"/>
          <table:table-cell table:style-name="ce1213" office:value-type="float" office:value="2" calcext:value-type="float">
            <text:p>2</text:p>
          </table:table-cell>
          <table:table-cell table:style-name="ce1246" office:value-type="string" calcext:value-type="string">
            <text:p>60m</text:p>
          </table:table-cell>
          <table:table-cell table:style-name="ce1253" office:value-type="float" office:value="7" calcext:value-type="float">
            <text:p>7</text:p>
          </table:table-cell>
          <table:table-cell table:style-name="ce1258" office:value-type="string" calcext:value-type="string">
            <text:p>hajítás</text:p>
          </table:table-cell>
          <table:table-cell table:style-name="ce1269" office:value-type="string" calcext:value-type="string">
            <text:p>Követelmény: Erő +0</text:p>
          </table:table-cell>
          <table:table-cell table:style-name="ce463" table:number-columns-repeated="241"/>
        </table:table-row>
        <table:table-row table:style-name="ro1">
          <table:table-cell table:style-name="ce1203" office:value-type="string" calcext:value-type="string">
            <text:p>Hajítófegyverek</text:p>
          </table:table-cell>
          <table:table-cell table:style-name="ce1214" office:value-type="string" calcext:value-type="string">
            <text:p>Bola</text:p>
          </table:table-cell>
          <table:table-cell table:style-name="ce1214" office:value-type="string" calcext:value-type="string">
            <text:p>egykezes</text:p>
          </table:table-cell>
          <table:table-cell table:style-name="ce1234" office:value-type="float" office:value="2" calcext:value-type="float">
            <text:p>2</text:p>
          </table:table-cell>
          <table:table-cell table:style-name="ce1234" office:value-type="string" calcext:value-type="string">
            <text:p>S</text:p>
          </table:table-cell>
          <table:table-cell table:style-name="ce1234" office:value-type="float" office:value="6" calcext:value-type="float">
            <text:p>6</text:p>
          </table:table-cell>
          <table:table-cell table:style-name="ce1234" table:number-columns-repeated="2"/>
          <table:table-cell table:style-name="ce1228"/>
          <table:table-cell table:style-name="ce1228" office:value-type="float" office:value="2" calcext:value-type="float">
            <text:p>2</text:p>
          </table:table-cell>
          <table:table-cell table:style-name="ce1214" office:value-type="float" office:value="1" calcext:value-type="float">
            <text:p>1</text:p>
          </table:table-cell>
          <table:table-cell table:style-name="ce1247" office:value-type="string" calcext:value-type="string">
            <text:p>20m</text:p>
          </table:table-cell>
          <table:table-cell table:style-name="ce1254" office:value-type="float" office:value="6" calcext:value-type="float">
            <text:p>6</text:p>
          </table:table-cell>
          <table:table-cell table:style-name="ce1257" office:value-type="string" calcext:value-type="string">
            <text:p>haj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Hajítóbárd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4" calcext:value-type="float">
            <text:p>4</text:p>
          </table:table-cell>
          <table:table-cell table:style-name="ce1215" office:value-type="float" office:value="1" calcext:value-type="float">
            <text:p>1</text:p>
          </table:table-cell>
          <table:table-cell table:style-name="ce1248" office:value-type="string" calcext:value-type="string">
            <text:p>20m</text:p>
          </table:table-cell>
          <table:table-cell table:style-name="ce1255" office:value-type="float" office:value="5" calcext:value-type="float">
            <text:p>5</text:p>
          </table:table-cell>
          <table:table-cell table:style-name="ce1257" office:value-type="string" calcext:value-type="string">
            <text:p>hajítás</text:p>
          </table:table-cell>
          <table:table-cell table:style-name="ce12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215" office:value-type="string" calcext:value-type="string">
            <text:p>Hajítótőr</text:p>
          </table:table-cell>
          <table:table-cell table:style-name="ce1215" office:value-type="string" calcext:value-type="string">
            <text:p>egykezes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string" calcext:value-type="string">
            <text:p>S</text:p>
          </table:table-cell>
          <table:table-cell table:style-name="ce1235" table:number-columns-repeated="4"/>
          <table:table-cell table:style-name="ce1235" office:value-type="float" office:value="4" calcext:value-type="float">
            <text:p>4</text:p>
          </table:table-cell>
          <table:table-cell table:style-name="ce1215" office:value-type="float" office:value="2" calcext:value-type="float">
            <text:p>2</text:p>
          </table:table-cell>
          <table:table-cell table:style-name="ce1248" office:value-type="string" calcext:value-type="string">
            <text:p>15m</text:p>
          </table:table-cell>
          <table:table-cell table:style-name="ce1255" office:value-type="float" office:value="6" calcext:value-type="float">
            <text:p>6</text:p>
          </table:table-cell>
          <table:table-cell table:style-name="ce1257" office:value-type="string" calcext:value-type="string">
            <text:p>hajítás</text:p>
          </table:table-cell>
          <table:table-cell table:style-name="ce127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kő, alma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48" office:value-type="string" calcext:value-type="string">
            <text:p>20m</text:p>
          </table:table-cell>
          <table:table-cell table:style-name="ce1255" office:value-type="float" office:value="7" calcext:value-type="float">
            <text:p>7</text:p>
          </table:table-cell>
          <table:table-cell table:style-name="ce1257" office:value-type="string" calcext:value-type="string">
            <text:p>hajítás</text:p>
          </table:table-cell>
          <table:table-cell table:style-name="ce12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Parittya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4" calcext:value-type="float">
            <text:p>4</text:p>
          </table:table-cell>
          <table:table-cell table:style-name="ce1215" office:value-type="float" office:value="2" calcext:value-type="float">
            <text:p>2</text:p>
          </table:table-cell>
          <table:table-cell table:style-name="ce1248" office:value-type="string" calcext:value-type="string">
            <text:p>70m</text:p>
          </table:table-cell>
          <table:table-cell table:style-name="ce1255" office:value-type="float" office:value="5" calcext:value-type="float">
            <text:p>5</text:p>
          </table:table-cell>
          <table:table-cell table:style-name="ce1257" office:value-type="string" calcext:value-type="string">
            <text:p>hajítás</text:p>
          </table:table-cell>
          <table:table-cell table:style-name="ce12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Ramiera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1" calcext:value-type="float">
            <text:p>1</text:p>
          </table:table-cell>
          <table:table-cell table:style-name="ce1215" office:value-type="float" office:value="1" calcext:value-type="float">
            <text:p>1</text:p>
          </table:table-cell>
          <table:table-cell table:style-name="ce1248" office:value-type="string" calcext:value-type="string">
            <text:p>10m</text:p>
          </table:table-cell>
          <table:table-cell table:style-name="ce1255" office:value-type="float" office:value="4" calcext:value-type="float">
            <text:p>4</text:p>
          </table:table-cell>
          <table:table-cell table:style-name="ce1257" office:value-type="string" calcext:value-type="string">
            <text:p>hajítás</text:p>
          </table:table-cell>
          <table:table-cell table:style-name="ce1269"/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Slan csillag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3" calcext:value-type="float">
            <text:p>3</text:p>
          </table:table-cell>
          <table:table-cell table:style-name="ce1215" office:value-type="float" office:value="1" calcext:value-type="float">
            <text:p>1</text:p>
          </table:table-cell>
          <table:table-cell table:style-name="ce1248" office:value-type="string" calcext:value-type="string">
            <text:p>15m</text:p>
          </table:table-cell>
          <table:table-cell table:style-name="ce1255" office:value-type="float" office:value="4" calcext:value-type="float">
            <text:p>4</text:p>
          </table:table-cell>
          <table:table-cell table:style-name="ce1257" office:value-type="string" calcext:value-type="string">
            <text:p>hajítás</text:p>
          </table:table-cell>
          <table:table-cell table:style-name="ce1269"/>
          <table:table-cell table:number-columns-repeated="241"/>
        </table:table-row>
        <table:table-row table:style-name="ro1">
          <table:table-cell table:style-name="ce463"/>
          <table:table-cell table:style-name="ce1216" office:value-type="string" calcext:value-type="string">
            <text:p>Tőr</text:p>
          </table:table-cell>
          <table:table-cell table:style-name="ce1216" office:value-type="string" calcext:value-type="string">
            <text:p>egykezes</text:p>
          </table:table-cell>
          <table:table-cell table:style-name="ce1236" table:number-columns-repeated="6"/>
          <table:table-cell table:style-name="ce1236" office:value-type="float" office:value="2" calcext:value-type="float">
            <text:p>2</text:p>
          </table:table-cell>
          <table:table-cell table:style-name="ce1216" office:value-type="float" office:value="2" calcext:value-type="float">
            <text:p>2</text:p>
          </table:table-cell>
          <table:table-cell table:style-name="ce1249" office:value-type="string" calcext:value-type="string">
            <text:p>10m</text:p>
          </table:table-cell>
          <table:table-cell table:style-name="ce1256" office:value-type="float" office:value="3" calcext:value-type="float">
            <text:p>3</text:p>
          </table:table-cell>
          <table:table-cell table:style-name="ce1258" office:value-type="string" calcext:value-type="string">
            <text:p>hajítás</text:p>
          </table:table-cell>
          <table:table-cell table:style-name="ce1269"/>
          <table:table-cell table:style-name="ce463" table:number-columns-repeated="241"/>
        </table:table-row>
        <table:table-row table:style-name="ro1">
          <table:table-cell table:style-name="ce1203" office:value-type="string" calcext:value-type="string">
            <text:p>Egyéb hajítófegyverek</text:p>
          </table:table-cell>
          <table:table-cell table:style-name="ce1214" office:value-type="string" calcext:value-type="string">
            <text:p>Dobóháló</text:p>
          </table:table-cell>
          <table:table-cell table:style-name="ce1228" table:number-columns-repeated="7"/>
          <table:table-cell table:style-name="ce1228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47" office:value-type="string" calcext:value-type="string">
            <text:p>4m</text:p>
          </table:table-cell>
          <table:table-cell table:style-name="ce1254" office:value-type="float" office:value="2" calcext:value-type="float">
            <text:p>2</text:p>
          </table:table-cell>
          <table:table-cell table:style-name="ce1257" office:value-type="string" calcext:value-type="string">
            <text:p>hajítás</text:p>
          </table:table-cell>
          <table:table-cell table:style-name="ce127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Köpeny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248" office:value-type="string" calcext:value-type="string">
            <text:p>4m</text:p>
          </table:table-cell>
          <table:table-cell table:style-name="ce1255" office:value-type="float" office:value="7" calcext:value-type="float">
            <text:p>7</text:p>
          </table:table-cell>
          <table:table-cell table:style-name="ce125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3"/>
          <table:table-cell table:style-name="ce1216" office:value-type="string" calcext:value-type="string">
            <text:p>Lasszó</text:p>
          </table:table-cell>
          <table:table-cell table:style-name="ce1216" office:value-type="string" calcext:value-type="string">
            <text:p>egykezes</text:p>
          </table:table-cell>
          <table:table-cell table:style-name="ce1236" table:number-columns-repeated="6"/>
          <table:table-cell table:style-name="ce1236" office:value-type="float" office:value="0" calcext:value-type="float">
            <text:p>0</text:p>
          </table:table-cell>
          <table:table-cell table:style-name="ce1216" office:value-type="float" office:value="1" calcext:value-type="float">
            <text:p>1</text:p>
          </table:table-cell>
          <table:table-cell table:style-name="ce1249" office:value-type="string" calcext:value-type="string">
            <text:p>10m</text:p>
          </table:table-cell>
          <table:table-cell table:style-name="ce1256" office:value-type="float" office:value="4" calcext:value-type="float">
            <text:p>4</text:p>
          </table:table-cell>
          <table:table-cell table:style-name="ce1258" office:value-type="string" calcext:value-type="string">
            <text:p>hajítás</text:p>
          </table:table-cell>
          <table:table-cell table:style-name="ce463" table:number-columns-repeated="242"/>
        </table:table-row>
        <table:table-row table:style-name="ro1">
          <table:table-cell table:style-name="ce1203" office:value-type="string" calcext:value-type="string">
            <text:p>Íjász lőfegyverek</text:p>
          </table:table-cell>
          <table:table-cell table:style-name="ce1214" office:value-type="string" calcext:value-type="string">
            <text:p>Rövid íj</text:p>
          </table:table-cell>
          <table:table-cell table:style-name="ce1214" office:value-type="string" calcext:value-type="string">
            <text:p>kétkezes</text:p>
          </table:table-cell>
          <table:table-cell table:style-name="ce1228" table:number-columns-repeated="6"/>
          <table:table-cell table:style-name="ce1228" office:value-type="float" office:value="10" calcext:value-type="float">
            <text:p>10</text:p>
          </table:table-cell>
          <table:table-cell table:style-name="ce1214" office:value-type="float" office:value="2" calcext:value-type="float">
            <text:p>2</text:p>
          </table:table-cell>
          <table:table-cell table:style-name="ce1247"/>
          <table:table-cell table:style-name="ce1254" office:value-type="float" office:value="4" calcext:value-type="float">
            <text:p>4</text:p>
          </table:table-cell>
          <table:table-cell table:style-name="ce1257" office:value-type="string" calcext:value-type="string">
            <text:p>íjászat</text:p>
          </table:table-cell>
          <table:table-cell table:style-name="ce127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Hosszú íj</text:p>
          </table:table-cell>
          <table:table-cell table:style-name="ce1215" office:value-type="string" calcext:value-type="string">
            <text:p>kétkezes</text:p>
          </table:table-cell>
          <table:table-cell table:style-name="ce1235" table:number-columns-repeated="6"/>
          <table:table-cell table:style-name="ce1235" office:value-type="float" office:value="12" calcext:value-type="float">
            <text:p>12</text:p>
          </table:table-cell>
          <table:table-cell table:style-name="ce1215" office:value-type="float" office:value="3" calcext:value-type="float">
            <text:p>3</text:p>
          </table:table-cell>
          <table:table-cell table:style-name="ce1248"/>
          <table:table-cell table:style-name="ce1255" office:value-type="float" office:value="6" calcext:value-type="float">
            <text:p>6</text:p>
          </table:table-cell>
          <table:table-cell table:style-name="ce1257" office:value-type="string" calcext:value-type="string">
            <text:p>íjászat</text:p>
          </table:table-cell>
          <table:table-cell table:style-name="ce12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Visszacsapó íj</text:p>
          </table:table-cell>
          <table:table-cell table:style-name="ce1215" office:value-type="string" calcext:value-type="string">
            <text:p>kétkezes</text:p>
          </table:table-cell>
          <table:table-cell table:style-name="ce1235" table:number-columns-repeated="6"/>
          <table:table-cell table:style-name="ce1235" office:value-type="float" office:value="10" calcext:value-type="float">
            <text:p>10</text:p>
          </table:table-cell>
          <table:table-cell table:style-name="ce1215" office:value-type="float" office:value="3" calcext:value-type="float">
            <text:p>3</text:p>
          </table:table-cell>
          <table:table-cell table:style-name="ce1248"/>
          <table:table-cell table:style-name="ce1255" office:value-type="float" office:value="7" calcext:value-type="float">
            <text:p>7</text:p>
          </table:table-cell>
          <table:table-cell table:style-name="ce1257" office:value-type="string" calcext:value-type="string">
            <text:p>íjászat</text:p>
          </table:table-cell>
          <table:table-cell table:style-name="ce12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Elf íj</text:p>
          </table:table-cell>
          <table:table-cell table:style-name="ce1215" office:value-type="string" calcext:value-type="string">
            <text:p>kétkezes</text:p>
          </table:table-cell>
          <table:table-cell table:style-name="ce1237" office:value-type="float" office:value="1" calcext:value-type="float">
            <text:p>1</text:p>
          </table:table-cell>
          <table:table-cell table:style-name="ce1237" office:value-type="string" calcext:value-type="string">
            <text:p>S</text:p>
          </table:table-cell>
          <table:table-cell table:style-name="ce1237" office:value-type="float" office:value="0" calcext:value-type="float">
            <text:p>0</text:p>
          </table:table-cell>
          <table:table-cell table:style-name="ce1237" table:number-columns-repeated="2"/>
          <table:table-cell table:style-name="ce1237" office:value-type="float" office:value="5" calcext:value-type="float">
            <text:p>5</text:p>
          </table:table-cell>
          <table:table-cell table:style-name="ce1235" office:value-type="float" office:value="13" calcext:value-type="float">
            <text:p>13</text:p>
          </table:table-cell>
          <table:table-cell table:style-name="ce1215" office:value-type="string" calcext:value-type="string">
            <text:p>3(4)</text:p>
          </table:table-cell>
          <table:table-cell table:style-name="ce1248"/>
          <table:table-cell table:style-name="ce1255" office:value-type="float" office:value="9" calcext:value-type="float">
            <text:p>9</text:p>
          </table:table-cell>
          <table:table-cell table:style-name="ce1257" office:value-type="string" calcext:value-type="string">
            <text:p>íjászat</text:p>
          </table:table-cell>
          <table:table-cell table:style-name="ce127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Fúvócső, kicsi</text:p>
          </table:table-cell>
          <table:table-cell table:style-name="ce1215" office:value-type="string" calcext:value-type="string">
            <text:p>egykezes</text:p>
          </table:table-cell>
          <table:table-cell table:style-name="ce1235" table:number-columns-repeated="6"/>
          <table:table-cell table:style-name="ce1235" office:value-type="float" office:value="8" calcext:value-type="float">
            <text:p>8</text:p>
          </table:table-cell>
          <table:table-cell table:style-name="ce1215" office:value-type="float" office:value="1" calcext:value-type="float">
            <text:p>1</text:p>
          </table:table-cell>
          <table:table-cell table:style-name="ce1248"/>
          <table:table-cell table:style-name="ce1255" office:value-type="float" office:value="3" calcext:value-type="float">
            <text:p>3</text:p>
          </table:table-cell>
          <table:table-cell table:style-name="ce1257" office:value-type="string" calcext:value-type="string">
            <text:p>íjászat</text:p>
          </table:table-cell>
          <table:table-cell table:style-name="ce127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3"/>
          <table:table-cell table:style-name="ce1216" office:value-type="string" calcext:value-type="string">
            <text:p>Fúvócső, vadász</text:p>
          </table:table-cell>
          <table:table-cell table:style-name="ce1216" office:value-type="string" calcext:value-type="string">
            <text:p>kétkezes</text:p>
          </table:table-cell>
          <table:table-cell table:style-name="ce1236" table:number-columns-repeated="6"/>
          <table:table-cell table:style-name="ce1236" office:value-type="float" office:value="10" calcext:value-type="float">
            <text:p>10</text:p>
          </table:table-cell>
          <table:table-cell table:style-name="ce1216" office:value-type="float" office:value="1" calcext:value-type="float">
            <text:p>1</text:p>
          </table:table-cell>
          <table:table-cell table:style-name="ce1249"/>
          <table:table-cell table:style-name="ce1256" office:value-type="float" office:value="2" calcext:value-type="float">
            <text:p>2</text:p>
          </table:table-cell>
          <table:table-cell table:style-name="ce1258" office:value-type="string" calcext:value-type="string">
            <text:p>íjászat</text:p>
          </table:table-cell>
          <table:table-cell table:style-name="ce1272"/>
          <table:table-cell table:style-name="ce463" table:number-columns-repeated="241"/>
        </table:table-row>
        <table:table-row table:style-name="ro1">
          <table:table-cell table:style-name="ce1203" office:value-type="string" calcext:value-type="string">
            <text:p>Lövész lőfegyverek</text:p>
          </table:table-cell>
          <table:table-cell table:style-name="ce1214" office:value-type="string" calcext:value-type="string">
            <text:p>Kézi nyílpuska</text:p>
          </table:table-cell>
          <table:table-cell table:style-name="ce1214" office:value-type="string" calcext:value-type="string">
            <text:p>egykezes</text:p>
          </table:table-cell>
          <table:table-cell table:style-name="ce1214"/>
          <table:table-cell table:style-name="ce1214" office:value-type="string" calcext:value-type="string">
            <text:p>S</text:p>
          </table:table-cell>
          <table:table-cell table:style-name="ce1214" table:number-columns-repeated="4"/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3" calcext:value-type="float">
            <text:p>3</text:p>
          </table:table-cell>
          <table:table-cell table:style-name="ce1247" office:value-type="string" calcext:value-type="string">
            <text:p>20m</text:p>
          </table:table-cell>
          <table:table-cell table:style-name="ce1254" office:value-type="float" office:value="3" calcext:value-type="float">
            <text:p>3</text:p>
          </table:table-cell>
          <table:table-cell table:style-name="ce1257" office:value-type="string" calcext:value-type="string">
            <text:p>lövészet</text:p>
          </table:table-cell>
          <table:table-cell table:style-name="ce127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215" office:value-type="string" calcext:value-type="string">
            <text:p>Nyílpuska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6" calcext:value-type="float">
            <text:p>6</text:p>
          </table:table-cell>
          <table:table-cell table:style-name="ce1215" office:value-type="string" calcext:value-type="string">
            <text:p>S</text:p>
          </table:table-cell>
          <table:table-cell table:style-name="ce1235" office:value-type="float" office:value="10" calcext:value-type="float">
            <text:p>10</text:p>
          </table:table-cell>
          <table:table-cell table:style-name="ce1235" table:number-columns-repeated="2"/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4" calcext:value-type="float">
            <text:p>4</text:p>
          </table:table-cell>
          <table:table-cell table:style-name="ce1248" office:value-type="string" calcext:value-type="string">
            <text:p>50m</text:p>
          </table:table-cell>
          <table:table-cell table:style-name="ce1255" office:value-type="float" office:value="4" calcext:value-type="float">
            <text:p>4</text:p>
          </table:table-cell>
          <table:table-cell table:style-name="ce1257" office:value-type="string" calcext:value-type="string">
            <text:p>lövészet</text:p>
          </table:table-cell>
          <table:table-cell table:style-name="ce12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Nehéz nyílpuska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14" calcext:value-type="float">
            <text:p>14</text:p>
          </table:table-cell>
          <table:table-cell table:style-name="ce1215" office:value-type="string" calcext:value-type="string">
            <text:p>S</text:p>
          </table:table-cell>
          <table:table-cell table:style-name="ce1235" office:value-type="float" office:value="10" calcext:value-type="float">
            <text:p>10</text:p>
          </table:table-cell>
          <table:table-cell table:style-name="ce1235" table:number-columns-repeated="2"/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4" calcext:value-type="float">
            <text:p>4</text:p>
          </table:table-cell>
          <table:table-cell table:style-name="ce1248" office:value-type="string" calcext:value-type="string">
            <text:p>80m</text:p>
          </table:table-cell>
          <table:table-cell table:style-name="ce1255" office:value-type="float" office:value="5" calcext:value-type="float">
            <text:p>5</text:p>
          </table:table-cell>
          <table:table-cell table:style-name="ce1257" office:value-type="string" calcext:value-type="string">
            <text:p>lövészet</text:p>
          </table:table-cell>
          <table:table-cell table:style-name="ce127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215" office:value-type="string" calcext:value-type="string">
            <text:p>Shadoni páncéltörő</text:p>
          </table:table-cell>
          <table:table-cell table:style-name="ce1215" office:value-type="string" calcext:value-type="string">
            <text:p>kétkezes</text:p>
          </table:table-cell>
          <table:table-cell table:style-name="ce1215"/>
          <table:table-cell table:style-name="ce1215" office:value-type="string" calcext:value-type="string">
            <text:p>Z</text:p>
          </table:table-cell>
          <table:table-cell table:style-name="ce1215" office:value-type="string" calcext:value-type="string">
            <text:p>??</text:p>
          </table:table-cell>
          <table:table-cell table:style-name="ce1215" table:number-columns-repeated="3"/>
          <table:table-cell table:number-columns-repeated="2" table:style-name="ce1215" office:value-type="float" office:value="4" calcext:value-type="float">
            <text:p>4</text:p>
          </table:table-cell>
          <table:table-cell table:style-name="ce1248" office:value-type="string" calcext:value-type="string">
            <text:p>120m</text:p>
          </table:table-cell>
          <table:table-cell table:style-name="ce1255" office:value-type="float" office:value="3" calcext:value-type="float">
            <text:p>3</text:p>
          </table:table-cell>
          <table:table-cell table:style-name="ce1257" office:value-type="string" calcext:value-type="string">
            <text:p>lövészet</text:p>
          </table:table-cell>
          <table:table-cell table:style-name="ce12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15" office:value-type="string" calcext:value-type="string">
            <text:p>Kharei nyílpuska</text:p>
          </table:table-cell>
          <table:table-cell table:style-name="ce1215" office:value-type="string" calcext:value-type="string">
            <text:p>egykezes</text:p>
          </table:table-cell>
          <table:table-cell table:style-name="ce1215"/>
          <table:table-cell table:style-name="ce1215" office:value-type="string" calcext:value-type="string">
            <text:p>S</text:p>
          </table:table-cell>
          <table:table-cell table:style-name="ce1215" table:number-columns-repeated="4"/>
          <table:table-cell table:style-name="ce1215" office:value-type="float" office:value="14" calcext:value-type="float">
            <text:p>14</text:p>
          </table:table-cell>
          <table:table-cell table:style-name="ce1215" office:value-type="float" office:value="4" calcext:value-type="float">
            <text:p>4</text:p>
          </table:table-cell>
          <table:table-cell table:style-name="ce1248" office:value-type="string" calcext:value-type="string">
            <text:p>50m</text:p>
          </table:table-cell>
          <table:table-cell table:style-name="ce1255" office:value-type="float" office:value="2" calcext:value-type="float">
            <text:p>2</text:p>
          </table:table-cell>
          <table:table-cell table:style-name="ce1257" office:value-type="string" calcext:value-type="string">
            <text:p>lövészet</text:p>
          </table:table-cell>
          <table:table-cell table:style-name="ce127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3"/>
          <table:table-cell table:style-name="ce1216" office:value-type="string" calcext:value-type="string">
            <text:p>Aquir nyílpuska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string" calcext:value-type="string">
            <text:p>halál / +6</text:p>
          </table:table-cell>
          <table:table-cell table:style-name="ce1216" office:value-type="string" calcext:value-type="string">
            <text:p>S</text:p>
          </table:table-cell>
          <table:table-cell table:style-name="ce1216" table:number-columns-repeated="4"/>
          <table:table-cell table:style-name="ce1216" office:value-type="float" office:value="16" calcext:value-type="float">
            <text:p>16</text:p>
          </table:table-cell>
          <table:table-cell table:style-name="ce1216" office:value-type="float" office:value="3" calcext:value-type="float">
            <text:p>3</text:p>
          </table:table-cell>
          <table:table-cell table:style-name="ce1249" office:value-type="string" calcext:value-type="string">
            <text:p>50m</text:p>
          </table:table-cell>
          <table:table-cell table:style-name="ce1256" office:value-type="float" office:value="1" calcext:value-type="float">
            <text:p>1</text:p>
          </table:table-cell>
          <table:table-cell table:style-name="ce1258" office:value-type="string" calcext:value-type="string">
            <text:p>lövészet</text:p>
          </table:table-cell>
          <table:table-cell table:style-name="ce127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22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87"/>
        <table:table-column table:style-name="co50" table:default-cell-style-name="ce1087"/>
        <table:table-column table:style-name="co51" table:default-cell-style-name="ce1087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number-columns-repeated="2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092"/>
          <table:covered-table-cell table:style-name="ce1097"/>
          <table:covered-table-cell table:style-name="ce1107"/>
          <table:covered-table-cell table:style-name="ce1115"/>
          <table:covered-table-cell table:number-columns-repeated="6" table:style-name="ce1107"/>
          <table:covered-table-cell table:number-columns-repeated="3" table:style-name="ce1158"/>
          <table:table-cell table:style-name="ce1107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092"/>
          <table:table-cell table:style-name="ce1097"/>
          <table:table-cell table:style-name="ce1107"/>
          <table:table-cell table:style-name="ce1115"/>
          <table:table-cell table:style-name="ce1107" table:number-columns-repeated="6"/>
          <table:table-cell table:style-name="ce1158" table:number-columns-repeated="3"/>
          <table:table-cell table:style-name="ce110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08"/>
          <table:covered-table-cell table:style-name="ce806"/>
          <table:covered-table-cell table:number-columns-repeated="2" table:style-name="ce1108"/>
          <table:table-cell table:style-name="ce1108" table:number-columns-repeated="4"/>
          <table:table-cell/>
          <table:table-cell table:style-name="ce848" table:number-columns-repeated="2"/>
          <table:table-cell table:style-name="ce110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84" office:value-type="string" calcext:value-type="string">
            <text:p>Szint</text:p>
          </table:table-cell>
          <table:table-cell table:style-name="ce1084" office:value-type="string" calcext:value-type="string" table:number-columns-spanned="2" table:number-rows-spanned="1">
            <text:p>Átfogó</text:p>
          </table:table-cell>
          <table:covered-table-cell table:style-name="ce1084"/>
          <table:table-cell table:style-name="ce1084" office:value-type="string" calcext:value-type="string" table:number-columns-spanned="2" table:number-rows-spanned="1">
            <text:p>Átlagos</text:p>
          </table:table-cell>
          <table:covered-table-cell table:style-name="ce1084"/>
          <table:table-cell table:style-name="ce1084" office:value-type="string" calcext:value-type="string" table:number-columns-spanned="2" table:number-rows-spanned="1">
            <text:p>Spec.</text:p>
          </table:table-cell>
          <table:covered-table-cell/>
          <table:table-cell table:style-name="ce1108" table:number-columns-repeated="4"/>
          <table:table-cell/>
          <table:table-cell table:style-name="ce848" table:number-columns-repeated="2"/>
          <table:table-cell table:style-name="ce110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08" table:number-columns-repeated="3"/>
          <table:table-cell/>
          <table:table-cell table:style-name="ce848" table:number-columns-repeated="2"/>
          <table:table-cell table:style-name="ce110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87"/>
          <table:table-cell table:style-name="ce110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1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/>
          <table:table-cell table:style-name="ce797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797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2" office:value-type="string" calcext:value-type="string">
            <text:p>Egyik HM nagyobb lehet</text:p>
          </table:table-cell>
          <table:table-cell table:style-name="ce478" table:content-validation-name="val142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166" office:value-type="string" calcext:value-type="string" table:number-columns-spanned="2" table:number-rows-spanned="1">
            <text:p>Vakság</text:p>
          </table:table-cell>
          <table:covered-table-cell table:style-name="ce1166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166" office:value-type="string" calcext:value-type="string" table:number-columns-spanned="2" table:number-rows-spanned="1">
            <text:p>Süketség</text:p>
          </table:table-cell>
          <table:covered-table-cell table:style-name="ce1166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166" office:value-type="string" calcext:value-type="string" table:number-columns-spanned="2" table:number-rows-spanned="1">
            <text:p>Tartós sérülés / fok</text:p>
          </table:table-cell>
          <table:covered-table-cell table:style-name="ce1166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25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2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04" office:value-type="string" calcext:value-type="string">
            <text:p>Fok</text:p>
          </table:table-cell>
          <table:table-cell table:style-name="ce110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2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1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8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89" office:value-type="string" calcext:value-type="string">
            <text:p>VÉ</text:p>
          </table:table-cell>
          <table:table-cell table:style-name="ce108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2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2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c" table:style-name="ta1" table:print="false">
        <table:table-column table:style-name="co63" table:default-cell-style-name="Default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eative Commons License</text:p>
          </table:table-cell>
        </table:table-row>
        <table:table-row table:style-name="ro14">
          <table:table-cell table:style-name="ce1379" office:value-type="string" calcext:value-type="string">
            <text:p>Ez a dokumentum, minden benne található szöveges, vagy bináris elem, azok egyes részletei, másolatai, valamint kapcsolódó részei mind a <text:a xlink:href="https://creativecommons.org/licenses/by-nc-sa/4.0/deed.hu" xlink:type="simple">Creative Commons BY-NC-SA 4.0</text:a>, azaz a „Nevezd meg! – Ne add el! – Így add tovább!” 4.0 licenc feltételeinek megfelelően használható fel.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 style:data-style-name="N2" text:time-value="14:10:53.81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15T14:22:59.586000000</dc:date>
    <meta:editing-cycles>30</meta:editing-cycles>
    <meta:editing-duration>PT15H42M16S</meta:editing-duration>
    <meta:document-statistic meta:table-count="9" meta:cell-count="2343" meta:object-count="0"/>
    <meta:user-defined meta:name="Info 1"/>
    <meta:user-defined meta:name="Info 2"/>
    <meta:user-defined meta:name="Info 3"/>
    <meta:user-defined meta:name="Info 4"/>
  </office:meta>
</office:document-meta>
</file>